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0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number-columns-repeated="13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2" table:number-columns-repeated="5"/>
            <table:table-cell table:style-name="ce99" table:number-columns-repeated="14"/>
            <table:table-cell table:style-name="ce101" table:number-columns-repeated="994"/>
          </table:table-row>
          <table:table-row table:style-name="ro2">
            <table:table-cell table:style-name="ce2" table:number-columns-repeated="9"/>
            <table:table-cell table:style-name="ce6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1"/>
            <table:table-cell table:style-name="ce92" table:number-columns-repeated="5"/>
            <table:table-cell table:style-name="ce99" table:number-columns-repeated="14"/>
            <table:table-cell table:style-name="ce101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82" office:value-type="string" calcext:value-type="string">
              <text:p>離婚</text:p>
            </table:table-cell>
            <table:table-cell table:style-name="ce93" table:number-columns-repeated="4"/>
            <table:table-cell table:number-columns-repeated="2"/>
            <table:table-cell table:style-name="ce100" table:number-columns-repeated="4"/>
            <table:table-cell table:style-name="ce93"/>
            <table:table-cell table:style-name="ce100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83" office:value-type="string" calcext:value-type="string">
              <text:p>對數</text:p>
            </table:table-cell>
            <table:table-cell table:style-name="ce94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84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5" office:value-type="float" office:value="43603" calcext:value-type="float">
            <text:p><text:s text:c="3"/>43,603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table-cell table:style-name="ce53"/>
          <table:table-cell table:style-name="ce86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2"/>
          <table:table-cell table:style-name="ce70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5" office:value-type="float" office:value="49003" calcext:value-type="float">
            <text:p><text:s text:c="3"/>49,003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3"/>
          <table:table-cell table:style-name="ce86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52"/>
          <table:table-cell table:style-name="ce70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5" office:value-type="float" office:value="52670" calcext:value-type="float">
            <text:p><text:s text:c="3"/>52,670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69"/>
          <table:table-cell table:style-name="ce87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52" office:value-type="string" calcext:value-type="string">
            <text:p><text:s text:c="8"/></text:p>
          </table:table-cell>
          <table:table-cell table:style-name="ce70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5" office:value-type="float" office:value="56538" calcext:value-type="float">
            <text:p><text:s text:c="3"/>56,538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3" office:value-type="string" calcext:value-type="string">
            <text:p><text:s text:c="8"/></text:p>
          </table:table-cell>
          <table:table-cell table:style-name="ce86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52" office:value-type="string" calcext:value-type="string">
            <text:p><text:s text:c="8"/></text:p>
          </table:table-cell>
          <table:table-cell table:style-name="ce70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5" office:value-type="float" office:value="61213" calcext:value-type="float">
            <text:p><text:s text:c="3"/>61,213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69" office:value-type="string" calcext:value-type="string">
            <text:p><text:s text:c="8"/></text:p>
          </table:table-cell>
          <table:table-cell table:style-name="ce87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70" office:value-type="string" calcext:value-type="string">
            <text:p><text:s text:c="8"/></text:p>
          </table:table-cell>
          <table:table-cell table:style-name="ce61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61" office:value-type="float" office:value="118984" calcext:value-type="float">
            <text:p><text:s text:c="3"/>118,984</text:p>
          </table:table-cell>
          <table:table-cell table:style-name="ce61" office:value-type="float" office:value="80384" calcext:value-type="float">
            <text:p><text:s text:c="3"/>80,384</text:p>
          </table:table-cell>
          <table:table-cell table:style-name="ce61" office:value-type="float" office:value="2555" calcext:value-type="float">
            <text:p><text:s text:c="3"/>2,555</text:p>
          </table:table-cell>
          <table:table-cell table:style-name="ce61" office:value-type="float" office:value="1468" calcext:value-type="float">
            <text:p><text:s text:c="3"/>1,468</text:p>
          </table:table-cell>
          <table:table-cell table:style-name="ce61" office:value-type="float" office:value="457" calcext:value-type="float">
            <text:p><text:s text:c="3"/>457</text:p>
          </table:table-cell>
          <table:table-cell table:style-name="ce61" office:value-type="float" office:value="171483" calcext:value-type="float">
            <text:p><text:s text:c="3"/>171,483</text:p>
          </table:table-cell>
          <table:table-cell table:style-name="ce61" office:value-type="float" office:value="64866" calcext:value-type="float">
            <text:p><text:s text:c="3"/>64,866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71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2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61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61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73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61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0184" calcext:value-type="float">
            <text:p><text:s text:c="3"/>100,184</text:p>
          </table:table-cell>
          <table:table-cell table:style-name="ce48" office:value-type="float" office:value="99449" calcext:value-type="float">
            <text:p><text:s text:c="3"/>99,449</text:p>
          </table:table-cell>
          <table:table-cell table:style-name="ce48" office:value-type="float" office:value="13371" calcext:value-type="float">
            <text:p><text:s text:c="3"/>13,371</text:p>
          </table:table-cell>
          <table:table-cell table:style-name="ce48" office:value-type="float" office:value="12125" calcext:value-type="float">
            <text:p><text:s text:c="3"/>12,125</text:p>
          </table:table-cell>
          <table:table-cell table:style-name="ce48" office:value-type="float" office:value="412" calcext:value-type="float">
            <text:p><text:s text:c="3"/>412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4669" calcext:value-type="float">
            <text:p><text:s text:c="3"/>44,669</text:p>
          </table:table-cell>
          <table:table-cell table:style-name="ce49" office:value-type="float" office:value="45304" calcext:value-type="float">
            <text:p><text:s text:c="3"/>45,304</text:p>
          </table:table-cell>
          <table:table-cell table:style-name="ce62" office:value-type="float" office:value="7004" calcext:value-type="float">
            <text:p><text:s text:c="3"/>7,004</text:p>
          </table:table-cell>
          <table:table-cell table:style-name="ce62" office:value-type="float" office:value="7380" calcext:value-type="float">
            <text:p><text:s text:c="3"/>7,380</text:p>
          </table:table-cell>
          <table:table-cell table:style-name="ce62" office:value-type="float" office:value="221" calcext:value-type="float">
            <text:p><text:s text:c="3"/>221</text:p>
          </table:table-cell>
          <table:table-cell table:style-name="ce62" office:value-type="float" office:value="130" calcext:value-type="float">
            <text:p><text:s text:c="3"/>130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office:value-type="float" office:value="12217" calcext:value-type="float">
            <text:p><text:s text:c="3"/>12,217</text:p>
          </table:table-cell>
          <table:table-cell table:style-name="ce62" office:value-type="float" office:value="4882" calcext:value-type="float">
            <text:p><text:s text:c="3"/>4,882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5515" calcext:value-type="float">
            <text:p><text:s text:c="3"/>55,515</text:p>
          </table:table-cell>
          <table:table-cell table:style-name="ce49" office:value-type="float" office:value="54145" calcext:value-type="float">
            <text:p><text:s text:c="3"/>54,145</text:p>
          </table:table-cell>
          <table:table-cell table:style-name="ce62" office:value-type="float" office:value="6367" calcext:value-type="float">
            <text:p><text:s text:c="3"/>6,367</text:p>
          </table:table-cell>
          <table:table-cell table:style-name="ce62" office:value-type="float" office:value="4745" calcext:value-type="float">
            <text:p><text:s text:c="3"/>4,745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7261" calcext:value-type="float">
            <text:p><text:s text:c="3"/>107,261</text:p>
          </table:table-cell>
          <table:table-cell table:style-name="ce48" office:value-type="float" office:value="106143" calcext:value-type="float">
            <text:p><text:s text:c="3"/>106,143</text:p>
          </table:table-cell>
          <table:table-cell table:style-name="ce48" office:value-type="float" office:value="12902" calcext:value-type="float">
            <text:p><text:s text:c="3"/>12,902</text:p>
          </table:table-cell>
          <table:table-cell table:style-name="ce48" office:value-type="float" office:value="11379" calcext:value-type="float">
            <text:p><text:s text:c="3"/>11,379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8079" calcext:value-type="float">
            <text:p><text:s text:c="3"/>48,079</text:p>
          </table:table-cell>
          <table:table-cell table:style-name="ce49" office:value-type="float" office:value="48404" calcext:value-type="float">
            <text:p><text:s text:c="3"/>48,404</text:p>
          </table:table-cell>
          <table:table-cell table:style-name="ce62" office:value-type="float" office:value="6784" calcext:value-type="float">
            <text:p><text:s text:c="3"/>6,784</text:p>
          </table:table-cell>
          <table:table-cell table:style-name="ce62" office:value-type="float" office:value="6981" calcext:value-type="float">
            <text:p><text:s text:c="3"/>6,981</text:p>
          </table:table-cell>
          <table:table-cell table:style-name="ce62" office:value-type="float" office:value="208" calcext:value-type="float">
            <text:p><text:s text:c="3"/>208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2501" calcext:value-type="float">
            <text:p><text:s text:c="3"/>12,501</text:p>
          </table:table-cell>
          <table:table-cell table:style-name="ce62" office:value-type="float" office:value="4992" calcext:value-type="float">
            <text:p><text:s text:c="3"/>4,992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9182" calcext:value-type="float">
            <text:p><text:s text:c="3"/>59,182</text:p>
          </table:table-cell>
          <table:table-cell table:style-name="ce49" office:value-type="float" office:value="57739" calcext:value-type="float">
            <text:p><text:s text:c="3"/>57,739</text:p>
          </table:table-cell>
          <table:table-cell table:style-name="ce62" office:value-type="float" office:value="6118" calcext:value-type="float">
            <text:p><text:s text:c="3"/>6,118</text:p>
          </table:table-cell>
          <table:table-cell table:style-name="ce62" office:value-type="float" office:value="4398" calcext:value-type="float">
            <text:p><text:s text:c="3"/>4,398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35" calcext:value-type="float">
            <text:p><text:s text:c="3"/>135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1256" calcext:value-type="float">
            <text:p><text:s text:c="3"/>131,256</text:p>
          </table:table-cell>
          <table:table-cell table:style-name="ce48" office:value-type="float" office:value="129598" calcext:value-type="float">
            <text:p><text:s text:c="3"/>129,598</text:p>
          </table:table-cell>
          <table:table-cell table:style-name="ce48" office:value-type="float" office:value="12722" calcext:value-type="float">
            <text:p><text:s text:c="3"/>12,722</text:p>
          </table:table-cell>
          <table:table-cell table:style-name="ce48" office:value-type="float" office:value="11714" calcext:value-type="float">
            <text:p><text:s text:c="3"/>11,714</text:p>
          </table:table-cell>
          <table:table-cell table:style-name="ce48" office:value-type="float" office:value="392" calcext:value-type="float">
            <text:p><text:s text:c="3"/>392</text:p>
          </table:table-cell>
          <table:table-cell table:style-name="ce48" office:value-type="float" office:value="268" calcext:value-type="float">
            <text:p><text:s text:c="3"/>268</text:p>
          </table:table-cell>
          <table:table-cell table:style-name="ce48" office:value-type="float" office:value="104" calcext:value-type="float">
            <text:p><text:s text:c="3"/>104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0219" calcext:value-type="float">
            <text:p><text:s text:c="3"/>60,219</text:p>
          </table:table-cell>
          <table:table-cell table:style-name="ce49" office:value-type="float" office:value="59926" calcext:value-type="float">
            <text:p><text:s text:c="3"/>59,926</text:p>
          </table:table-cell>
          <table:table-cell table:style-name="ce62" office:value-type="float" office:value="6646" calcext:value-type="float">
            <text:p><text:s text:c="3"/>6,646</text:p>
          </table:table-cell>
          <table:table-cell table:style-name="ce62" office:value-type="float" office:value="7187" calcext:value-type="float">
            <text:p><text:s text:c="3"/>7,187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42" calcext:value-type="float">
            <text:p><text:s text:c="3"/>142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9224" calcext:value-type="float">
            <text:p><text:s text:c="3"/>9,224</text:p>
          </table:table-cell>
          <table:table-cell table:style-name="ce62" office:value-type="float" office:value="4892" calcext:value-type="float">
            <text:p><text:s text:c="3"/>4,892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1037" calcext:value-type="float">
            <text:p><text:s text:c="3"/>71,037</text:p>
          </table:table-cell>
          <table:table-cell table:style-name="ce49" office:value-type="float" office:value="69672" calcext:value-type="float">
            <text:p><text:s text:c="3"/>69,672</text:p>
          </table:table-cell>
          <table:table-cell table:style-name="ce62" office:value-type="float" office:value="6076" calcext:value-type="float">
            <text:p><text:s text:c="3"/>6,076</text:p>
          </table:table-cell>
          <table:table-cell table:style-name="ce62" office:value-type="float" office:value="4527" calcext:value-type="float">
            <text:p><text:s text:c="3"/>4,527</text:p>
          </table:table-cell>
          <table:table-cell table:style-name="ce62" office:value-type="float" office:value="185" calcext:value-type="float">
            <text:p><text:s text:c="3"/>185</text:p>
          </table:table-cell>
          <table:table-cell table:style-name="ce62" office:value-type="float" office:value="126" calcext:value-type="float">
            <text:p><text:s text:c="3"/>126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2186" calcext:value-type="float">
            <text:p><text:s text:c="3"/>122,186</text:p>
          </table:table-cell>
          <table:table-cell table:style-name="ce48" office:value-type="float" office:value="118516" calcext:value-type="float">
            <text:p><text:s text:c="3"/>118,516</text:p>
          </table:table-cell>
          <table:table-cell table:style-name="ce48" office:value-type="float" office:value="12668" calcext:value-type="float">
            <text:p><text:s text:c="3"/>12,668</text:p>
          </table:table-cell>
          <table:table-cell table:style-name="ce48" office:value-type="float" office:value="12259" calcext:value-type="float">
            <text:p><text:s text:c="3"/>12,259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273" calcext:value-type="float">
            <text:p><text:s text:c="3"/>273</text:p>
          </table:table-cell>
          <table:table-cell table:style-name="ce48" office:value-type="float" office:value="127" calcext:value-type="float">
            <text:p><text:s text:c="3"/>127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5146" calcext:value-type="float">
            <text:p><text:s text:c="3"/>55,146</text:p>
          </table:table-cell>
          <table:table-cell table:style-name="ce49" office:value-type="float" office:value="54516" calcext:value-type="float">
            <text:p><text:s text:c="3"/>54,516</text:p>
          </table:table-cell>
          <table:table-cell table:style-name="ce62" office:value-type="float" office:value="6656" calcext:value-type="float">
            <text:p><text:s text:c="3"/>6,656</text:p>
          </table:table-cell>
          <table:table-cell table:style-name="ce62" office:value-type="float" office:value="7455" calcext:value-type="float">
            <text:p><text:s text:c="3"/>7,455</text:p>
          </table:table-cell>
          <table:table-cell table:style-name="ce62" office:value-type="float" office:value="189" calcext:value-type="float">
            <text:p><text:s text:c="3"/>189</text:p>
          </table:table-cell>
          <table:table-cell table:style-name="ce62" office:value-type="float" office:value="118" calcext:value-type="float">
            <text:p><text:s text:c="3"/>118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9177" calcext:value-type="float">
            <text:p><text:s text:c="3"/>9,177</text:p>
          </table:table-cell>
          <table:table-cell table:style-name="ce62" office:value-type="float" office:value="5163" calcext:value-type="float">
            <text:p><text:s text:c="3"/>5,163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7040" calcext:value-type="float">
            <text:p><text:s text:c="3"/>67,040</text:p>
          </table:table-cell>
          <table:table-cell table:style-name="ce49" office:value-type="float" office:value="64000" calcext:value-type="float">
            <text:p><text:s text:c="3"/>64,000</text:p>
          </table:table-cell>
          <table:table-cell table:style-name="ce62" office:value-type="float" office:value="6012" calcext:value-type="float">
            <text:p><text:s text:c="3"/>6,012</text:p>
          </table:table-cell>
          <table:table-cell table:style-name="ce62" office:value-type="float" office:value="4804" calcext:value-type="float">
            <text:p><text:s text:c="3"/>4,804</text:p>
          </table:table-cell>
          <table:table-cell table:style-name="ce62" office:value-type="float" office:value="168" calcext:value-type="float">
            <text:p><text:s text:c="3"/>168</text:p>
          </table:table-cell>
          <table:table-cell table:style-name="ce62" office:value-type="float" office:value="155" calcext:value-type="float">
            <text:p><text:s text:c="3"/>155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934" calcext:value-type="float">
            <text:p><text:s text:c="3"/>114,934</text:p>
          </table:table-cell>
          <table:table-cell table:style-name="ce48" office:value-type="float" office:value="113951" calcext:value-type="float">
            <text:p><text:s text:c="3"/>113,951</text:p>
          </table:table-cell>
          <table:table-cell table:style-name="ce48" office:value-type="float" office:value="13761" calcext:value-type="float">
            <text:p><text:s text:c="3"/>13,761</text:p>
          </table:table-cell>
          <table:table-cell table:style-name="ce48" office:value-type="float" office:value="12184" calcext:value-type="float">
            <text:p><text:s text:c="3"/>12,184</text:p>
          </table:table-cell>
          <table:table-cell table:style-name="ce48" office:value-type="float" office:value="434" calcext:value-type="float">
            <text:p><text:s text:c="3"/>434</text:p>
          </table:table-cell>
          <table:table-cell table:style-name="ce48" office:value-type="float" office:value="265" calcext:value-type="float">
            <text:p><text:s text:c="3"/>265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254" calcext:value-type="float">
            <text:p><text:s text:c="3"/>52,254</text:p>
          </table:table-cell>
          <table:table-cell table:style-name="ce49" office:value-type="float" office:value="52493" calcext:value-type="float">
            <text:p><text:s text:c="3"/>52,493</text:p>
          </table:table-cell>
          <table:table-cell table:style-name="ce62" office:value-type="float" office:value="7164" calcext:value-type="float">
            <text:p><text:s text:c="3"/>7,164</text:p>
          </table:table-cell>
          <table:table-cell table:style-name="ce62" office:value-type="float" office:value="7398" calcext:value-type="float">
            <text:p><text:s text:c="3"/>7,398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19" calcext:value-type="float">
            <text:p><text:s text:c="3"/>119</text:p>
          </table:table-cell>
          <table:table-cell table:style-name="ce62" office:value-type="float" office:value="59" calcext:value-type="float">
            <text:p><text:s text:c="3"/>59</text:p>
          </table:table-cell>
          <table:table-cell table:style-name="ce62" office:value-type="float" office:value="5447" calcext:value-type="float">
            <text:p><text:s text:c="3"/>5,447</text:p>
          </table:table-cell>
          <table:table-cell table:style-name="ce62" office:value-type="float" office:value="5339" calcext:value-type="float">
            <text:p><text:s text:c="3"/>5,339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680" calcext:value-type="float">
            <text:p><text:s text:c="3"/>62,680</text:p>
          </table:table-cell>
          <table:table-cell table:style-name="ce49" office:value-type="float" office:value="61458" calcext:value-type="float">
            <text:p><text:s text:c="3"/>61,458</text:p>
          </table:table-cell>
          <table:table-cell table:style-name="ce62" office:value-type="float" office:value="6597" calcext:value-type="float">
            <text:p><text:s text:c="3"/>6,597</text:p>
          </table:table-cell>
          <table:table-cell table:style-name="ce62" office:value-type="float" office:value="4786" calcext:value-type="float">
            <text:p><text:s text:c="3"/>4,786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46" calcext:value-type="float">
            <text:p><text:s text:c="3"/>146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134" calcext:value-type="float">
            <text:p><text:s text:c="3"/>102,134</text:p>
          </table:table-cell>
          <table:table-cell table:style-name="ce48" office:value-type="float" office:value="102979" calcext:value-type="float">
            <text:p><text:s text:c="3"/>102,979</text:p>
          </table:table-cell>
          <table:table-cell table:style-name="ce48" office:value-type="float" office:value="13637" calcext:value-type="float">
            <text:p><text:s text:c="3"/>13,637</text:p>
          </table:table-cell>
          <table:table-cell table:style-name="ce48" office:value-type="float" office:value="11722" calcext:value-type="float">
            <text:p><text:s text:c="3"/>11,722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5088" calcext:value-type="float">
            <text:p><text:s text:c="3"/>45,088</text:p>
          </table:table-cell>
          <table:table-cell table:style-name="ce49" office:value-type="float" office:value="45891" calcext:value-type="float">
            <text:p><text:s text:c="3"/>45,891</text:p>
          </table:table-cell>
          <table:table-cell table:style-name="ce62" office:value-type="float" office:value="7099" calcext:value-type="float">
            <text:p><text:s text:c="3"/>7,099</text:p>
          </table:table-cell>
          <table:table-cell table:style-name="ce62" office:value-type="float" office:value="7186" calcext:value-type="float">
            <text:p><text:s text:c="3"/>7,186</text:p>
          </table:table-cell>
          <table:table-cell table:style-name="ce62" office:value-type="float" office:value="190" calcext:value-type="float">
            <text:p><text:s text:c="3"/>190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64" calcext:value-type="float">
            <text:p><text:s text:c="3"/>64</text:p>
          </table:table-cell>
          <table:table-cell table:style-name="ce62" office:value-type="float" office:value="15843" calcext:value-type="float">
            <text:p><text:s text:c="3"/>15,843</text:p>
          </table:table-cell>
          <table:table-cell table:style-name="ce62" office:value-type="float" office:value="4905" calcext:value-type="float">
            <text:p><text:s text:c="3"/>4,905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046" calcext:value-type="float">
            <text:p><text:s text:c="3"/>57,046</text:p>
          </table:table-cell>
          <table:table-cell table:style-name="ce49" office:value-type="float" office:value="57088" calcext:value-type="float">
            <text:p><text:s text:c="3"/>57,088</text:p>
          </table:table-cell>
          <table:table-cell table:style-name="ce62" office:value-type="float" office:value="6538" calcext:value-type="float">
            <text:p><text:s text:c="3"/>6,538</text:p>
          </table:table-cell>
          <table:table-cell table:style-name="ce62" office:value-type="float" office:value="4536" calcext:value-type="float">
            <text:p><text:s text:c="3"/>4,536</text:p>
          </table:table-cell>
          <table:table-cell table:style-name="ce62" office:value-type="float" office:value="195" calcext:value-type="float">
            <text:p><text:s text:c="3"/>195</text:p>
          </table:table-cell>
          <table:table-cell table:style-name="ce62" office:value-type="float" office:value="112" calcext:value-type="float">
            <text:p><text:s text:c="3"/>112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987" calcext:value-type="float">
            <text:p><text:s text:c="3"/>76,987</text:p>
          </table:table-cell>
          <table:table-cell table:style-name="ce48" office:value-type="float" office:value="74172" calcext:value-type="float">
            <text:p><text:s text:c="3"/>74,172</text:p>
          </table:table-cell>
          <table:table-cell table:style-name="ce48" office:value-type="float" office:value="13487" calcext:value-type="float">
            <text:p><text:s text:c="3"/>13,487</text:p>
          </table:table-cell>
          <table:table-cell table:style-name="ce48" office:value-type="float" office:value="11469" calcext:value-type="float">
            <text:p><text:s text:c="3"/>11,469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3538" calcext:value-type="float">
            <text:p><text:s text:c="3"/>33,538</text:p>
          </table:table-cell>
          <table:table-cell table:style-name="ce49" office:value-type="float" office:value="33187" calcext:value-type="float">
            <text:p><text:s text:c="3"/>33,187</text:p>
          </table:table-cell>
          <table:table-cell table:style-name="ce62" office:value-type="float" office:value="6996" calcext:value-type="float">
            <text:p><text:s text:c="3"/>6,996</text:p>
          </table:table-cell>
          <table:table-cell table:style-name="ce62" office:value-type="float" office:value="7027" calcext:value-type="float">
            <text:p><text:s text:c="3"/>7,027</text:p>
          </table:table-cell>
          <table:table-cell table:style-name="ce62" office:value-type="float" office:value="198" calcext:value-type="float">
            <text:p><text:s text:c="3"/>198</text:p>
          </table:table-cell>
          <table:table-cell table:style-name="ce62" office:value-type="float" office:value="120" calcext:value-type="float">
            <text:p><text:s text:c="3"/>120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62" office:value-type="float" office:value="12807" calcext:value-type="float">
            <text:p><text:s text:c="3"/>12,807</text:p>
          </table:table-cell>
          <table:table-cell table:style-name="ce62" office:value-type="float" office:value="4853" calcext:value-type="float">
            <text:p><text:s text:c="3"/>4,853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449" calcext:value-type="float">
            <text:p><text:s text:c="3"/>43,449</text:p>
          </table:table-cell>
          <table:table-cell table:style-name="ce49" office:value-type="float" office:value="40985" calcext:value-type="float">
            <text:p><text:s text:c="3"/>40,985</text:p>
          </table:table-cell>
          <table:table-cell table:style-name="ce62" office:value-type="float" office:value="6491" calcext:value-type="float">
            <text:p><text:s text:c="3"/>6,491</text:p>
          </table:table-cell>
          <table:table-cell table:style-name="ce62" office:value-type="float" office:value="4442" calcext:value-type="float">
            <text:p><text:s text:c="3"/>4,442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03" calcext:value-type="float">
            <text:p><text:s text:c="3"/>103</text:p>
          </table:table-cell>
          <table:table-cell table:style-name="ce62" office:value-type="float" office:value="32" calcext:value-type="float">
            <text:p><text:s text:c="3"/>32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4582" calcext:value-type="float">
            <text:p><text:s text:c="3"/>74,582</text:p>
          </table:table-cell>
          <table:table-cell table:style-name="ce48" office:value-type="float" office:value="71289" calcext:value-type="float">
            <text:p><text:s text:c="3"/>71,289</text:p>
          </table:table-cell>
          <table:table-cell table:style-name="ce48" office:value-type="float" office:value="15406" calcext:value-type="float">
            <text:p><text:s text:c="3"/>15,406</text:p>
          </table:table-cell>
          <table:table-cell table:style-name="ce48" office:value-type="float" office:value="12444" calcext:value-type="float">
            <text:p><text:s text:c="3"/>12,444</text:p>
          </table:table-cell>
          <table:table-cell table:style-name="ce48" office:value-type="float" office:value="372" calcext:value-type="float">
            <text:p><text:s text:c="3"/>372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13" calcext:value-type="float">
            <text:p><text:s text:c="3"/>113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2954" calcext:value-type="float">
            <text:p><text:s text:c="3"/>32,954</text:p>
          </table:table-cell>
          <table:table-cell table:style-name="ce49" office:value-type="float" office:value="32335" calcext:value-type="float">
            <text:p><text:s text:c="3"/>32,335</text:p>
          </table:table-cell>
          <table:table-cell table:style-name="ce62" office:value-type="float" office:value="8091" calcext:value-type="float">
            <text:p><text:s text:c="3"/>8,091</text:p>
          </table:table-cell>
          <table:table-cell table:style-name="ce62" office:value-type="float" office:value="7588" calcext:value-type="float">
            <text:p><text:s text:c="3"/>7,588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09" calcext:value-type="float">
            <text:p><text:s text:c="3"/>109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0320" calcext:value-type="float">
            <text:p><text:s text:c="3"/>10,320</text:p>
          </table:table-cell>
          <table:table-cell table:style-name="ce62" office:value-type="float" office:value="4796" calcext:value-type="float">
            <text:p><text:s text:c="3"/>4,796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49" office:value-type="float" office:value="38954" calcext:value-type="float">
            <text:p><text:s text:c="3"/>38,954</text:p>
          </table:table-cell>
          <table:table-cell table:style-name="ce62" office:value-type="float" office:value="7315" calcext:value-type="float">
            <text:p><text:s text:c="3"/>7,315</text:p>
          </table:table-cell>
          <table:table-cell table:style-name="ce62" office:value-type="float" office:value="4856" calcext:value-type="float">
            <text:p><text:s text:c="3"/>4,85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51" office:value-type="float" office:value="103638" calcext:value-type="float">
            <text:p><text:s text:c="3"/>103,638</text:p>
          </table:table-cell>
          <table:table-cell table:style-name="ce60" office:value-type="float" office:value="101021" calcext:value-type="float">
            <text:p><text:s text:c="3"/>101,021</text:p>
          </table:table-cell>
          <table:table-cell table:style-name="ce48" office:value-type="float" office:value="15215" calcext:value-type="float">
            <text:p><text:s text:c="3"/>15,215</text:p>
          </table:table-cell>
          <table:table-cell table:style-name="ce48" office:value-type="float" office:value="12887" calcext:value-type="float">
            <text:p><text:s text:c="3"/>12,887</text:p>
          </table:table-cell>
          <table:table-cell table:style-name="ce48" office:value-type="float" office:value="388" calcext:value-type="float">
            <text:p><text:s text:c="3"/>388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909" calcext:value-type="float">
            <text:p><text:s text:c="3"/>45,909</text:p>
          </table:table-cell>
          <table:table-cell table:style-name="ce49" office:value-type="float" office:value="45332" calcext:value-type="float">
            <text:p><text:s text:c="3"/>45,332</text:p>
          </table:table-cell>
          <table:table-cell table:style-name="ce62" office:value-type="float" office:value="7859" calcext:value-type="float">
            <text:p><text:s text:c="3"/>7,859</text:p>
          </table:table-cell>
          <table:table-cell table:style-name="ce62" office:value-type="float" office:value="7913" calcext:value-type="float">
            <text:p><text:s text:c="3"/>7,913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16479" calcext:value-type="float">
            <text:p><text:s text:c="3"/>16,479</text:p>
          </table:table-cell>
          <table:table-cell table:style-name="ce62" office:value-type="float" office:value="4887" calcext:value-type="float">
            <text:p><text:s text:c="3"/>4,887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729" calcext:value-type="float">
            <text:p><text:s text:c="3"/>57,729</text:p>
          </table:table-cell>
          <table:table-cell table:style-name="ce49" office:value-type="float" office:value="55689" calcext:value-type="float">
            <text:p><text:s text:c="3"/>55,689</text:p>
          </table:table-cell>
          <table:table-cell table:style-name="ce62" office:value-type="float" office:value="7356" calcext:value-type="float">
            <text:p><text:s text:c="3"/>7,356</text:p>
          </table:table-cell>
          <table:table-cell table:style-name="ce62" office:value-type="float" office:value="4974" calcext:value-type="float">
            <text:p><text:s text:c="3"/>4,974</text:p>
          </table:table-cell>
          <table:table-cell table:style-name="ce62" office:value-type="float" office:value="188" calcext:value-type="float">
            <text:p><text:s text:c="3"/>188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0年1~4月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375761" calcext:value-type="float">
            <text:p><text:s text:c="3"/>375,761</text:p>
          </table:table-cell>
          <table:table-cell table:style-name="ce39" office:value-type="float" office:value="370740" calcext:value-type="float">
            <text:p><text:s text:c="3"/>370,740</text:p>
          </table:table-cell>
          <table:table-cell table:style-name="ce39" office:value-type="float" office:value="59586" calcext:value-type="float">
            <text:p><text:s text:c="3"/>59,586</text:p>
          </table:table-cell>
          <table:table-cell table:style-name="ce39" office:value-type="float" office:value="56409" calcext:value-type="float">
            <text:p><text:s text:c="3"/>56,409</text:p>
          </table:table-cell>
          <table:table-cell table:style-name="ce39" office:value-type="float" office:value="1394" calcext:value-type="float">
            <text:p><text:s text:c="3"/>1,394</text:p>
          </table:table-cell>
          <table:table-cell table:style-name="ce39" office:value-type="float" office:value="867" calcext:value-type="float">
            <text:p><text:s text:c="3"/>867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73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169571" calcext:value-type="float">
            <text:p><text:s text:c="3"/>169,571</text:p>
          </table:table-cell>
          <table:table-cell table:style-name="ce52" office:value-type="float" office:value="169076" calcext:value-type="float">
            <text:p><text:s text:c="3"/>169,076</text:p>
          </table:table-cell>
          <table:table-cell table:style-name="ce52" office:value-type="float" office:value="30877" calcext:value-type="float">
            <text:p><text:s text:c="3"/>30,877</text:p>
          </table:table-cell>
          <table:table-cell table:style-name="ce52" office:value-type="float" office:value="34632" calcext:value-type="float">
            <text:p><text:s text:c="3"/>34,632</text:p>
          </table:table-cell>
          <table:table-cell table:style-name="ce52" office:value-type="float" office:value="693" calcext:value-type="float">
            <text:p><text:s text:c="3"/>693</text:p>
          </table:table-cell>
          <table:table-cell table:style-name="ce52" office:value-type="float" office:value="434" calcext:value-type="float">
            <text:p><text:s text:c="3"/>434</text:p>
          </table:table-cell>
          <table:table-cell table:style-name="ce52" office:value-type="float" office:value="190" calcext:value-type="float">
            <text:p><text:s text:c="3"/>190</text:p>
          </table:table-cell>
          <table:table-cell table:style-name="ce74" office:value-type="float" office:value="48706" calcext:value-type="float">
            <text:p><text:s text:c="3"/>48,706</text:p>
          </table:table-cell>
          <table:table-cell table:style-name="ce61" office:value-type="float" office:value="17740" calcext:value-type="float">
            <text:p><text:s text:c="3"/>17,740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53" office:value-type="float" office:value="206190" calcext:value-type="float">
            <text:p><text:s text:c="3"/>206,190</text:p>
          </table:table-cell>
          <table:table-cell table:style-name="ce53" office:value-type="float" office:value="201664" calcext:value-type="float">
            <text:p><text:s text:c="3"/>201,664</text:p>
          </table:table-cell>
          <table:table-cell table:style-name="ce53" office:value-type="float" office:value="28709" calcext:value-type="float">
            <text:p><text:s text:c="3"/>28,709</text:p>
          </table:table-cell>
          <table:table-cell table:style-name="ce53" office:value-type="float" office:value="21777" calcext:value-type="float">
            <text:p><text:s text:c="3"/>21,777</text:p>
          </table:table-cell>
          <table:table-cell table:style-name="ce53" office:value-type="float" office:value="701" calcext:value-type="float">
            <text:p><text:s text:c="3"/>701</text:p>
          </table:table-cell>
          <table:table-cell table:style-name="ce53" office:value-type="float" office:value="433" calcext:value-type="float">
            <text:p><text:s text:c="3"/>433</text:p>
          </table:table-cell>
          <table:table-cell table:style-name="ce53" office:value-type="float" office:value="201" calcext:value-type="float">
            <text:p><text:s text:c="3"/>201</text:p>
          </table:table-cell>
          <table:table-cell table:style-name="ce61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2387" calcext:value-type="float">
            <text:p><text:s text:c="3"/>92,387</text:p>
          </table:table-cell>
          <table:table-cell table:style-name="ce48" office:value-type="float" office:value="90272" calcext:value-type="float">
            <text:p><text:s text:c="3"/>90,272</text:p>
          </table:table-cell>
          <table:table-cell table:style-name="ce48" office:value-type="float" office:value="14703" calcext:value-type="float">
            <text:p><text:s text:c="3"/>14,703</text:p>
          </table:table-cell>
          <table:table-cell table:style-name="ce48" office:value-type="float" office:value="14313" calcext:value-type="float">
            <text:p><text:s text:c="3"/>14,313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0725" calcext:value-type="float">
            <text:p><text:s text:c="3"/>40,725</text:p>
          </table:table-cell>
          <table:table-cell table:style-name="ce49" office:value-type="float" office:value="40182" calcext:value-type="float">
            <text:p><text:s text:c="3"/>40,182</text:p>
          </table:table-cell>
          <table:table-cell table:style-name="ce62" office:value-type="float" office:value="7560" calcext:value-type="float">
            <text:p><text:s text:c="3"/>7,560</text:p>
          </table:table-cell>
          <table:table-cell table:style-name="ce62" office:value-type="float" office:value="8813" calcext:value-type="float">
            <text:p><text:s text:c="3"/>8,813</text:p>
          </table:table-cell>
          <table:table-cell table:style-name="ce62" office:value-type="float" office:value="186" calcext:value-type="float">
            <text:p><text:s text:c="3"/>186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8015" calcext:value-type="float">
            <text:p><text:s text:c="3"/>18,015</text:p>
          </table:table-cell>
          <table:table-cell table:style-name="ce62" office:value-type="float" office:value="4131" calcext:value-type="float">
            <text:p><text:s text:c="3"/>4,131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662" calcext:value-type="float">
            <text:p><text:s text:c="3"/>51,662</text:p>
          </table:table-cell>
          <table:table-cell table:style-name="ce49" office:value-type="float" office:value="50090" calcext:value-type="float">
            <text:p><text:s text:c="3"/>50,090</text:p>
          </table:table-cell>
          <table:table-cell table:style-name="ce62" office:value-type="float" office:value="7143" calcext:value-type="float">
            <text:p><text:s text:c="3"/>7,143</text:p>
          </table:table-cell>
          <table:table-cell table:style-name="ce62" office:value-type="float" office:value="5500" calcext:value-type="float">
            <text:p><text:s text:c="3"/>5,500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9614" calcext:value-type="float">
            <text:p><text:s text:c="3"/>79,614</text:p>
          </table:table-cell>
          <table:table-cell table:style-name="ce48" office:value-type="float" office:value="79272" calcext:value-type="float">
            <text:p><text:s text:c="3"/>79,272</text:p>
          </table:table-cell>
          <table:table-cell table:style-name="ce48" office:value-type="float" office:value="12270" calcext:value-type="float">
            <text:p><text:s text:c="3"/>12,270</text:p>
          </table:table-cell>
          <table:table-cell table:style-name="ce48" office:value-type="float" office:value="12783" calcext:value-type="float">
            <text:p><text:s text:c="3"/>12,78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36403" calcext:value-type="float">
            <text:p><text:s text:c="3"/>36,403</text:p>
          </table:table-cell>
          <table:table-cell table:style-name="ce49" office:value-type="float" office:value="36562" calcext:value-type="float">
            <text:p><text:s text:c="3"/>36,562</text:p>
          </table:table-cell>
          <table:table-cell table:style-name="ce62" office:value-type="float" office:value="6440" calcext:value-type="float">
            <text:p><text:s text:c="3"/>6,440</text:p>
          </table:table-cell>
          <table:table-cell table:style-name="ce62" office:value-type="float" office:value="7887" calcext:value-type="float">
            <text:p><text:s text:c="3"/>7,887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38" calcext:value-type="float">
            <text:p><text:s text:c="3"/>38</text:p>
          </table:table-cell>
          <table:table-cell table:style-name="ce62" office:value-type="float" office:value="8934" calcext:value-type="float">
            <text:p><text:s text:c="3"/>8,934</text:p>
          </table:table-cell>
          <table:table-cell table:style-name="ce62" office:value-type="float" office:value="3659" calcext:value-type="float">
            <text:p><text:s text:c="3"/>3,659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211" calcext:value-type="float">
            <text:p><text:s text:c="3"/>43,211</text:p>
          </table:table-cell>
          <table:table-cell table:style-name="ce49" office:value-type="float" office:value="42710" calcext:value-type="float">
            <text:p><text:s text:c="3"/>42,710</text:p>
          </table:table-cell>
          <table:table-cell table:style-name="ce62" office:value-type="float" office:value="5830" calcext:value-type="float">
            <text:p><text:s text:c="3"/>5,830</text:p>
          </table:table-cell>
          <table:table-cell table:style-name="ce62" office:value-type="float" office:value="4896" calcext:value-type="float">
            <text:p><text:s text:c="3"/>4,896</text:p>
          </table:table-cell>
          <table:table-cell table:style-name="ce62" office:value-type="float" office:value="154" calcext:value-type="float">
            <text:p><text:s text:c="3"/>154</text:p>
          </table:table-cell>
          <table:table-cell table:style-name="ce62" office:value-type="float" office:value="92" calcext:value-type="float">
            <text:p><text:s text:c="3"/>92</text:p>
          </table:table-cell>
          <table:table-cell table:style-name="ce62" office:value-type="float" office:value="39" calcext:value-type="float">
            <text:p><text:s text:c="3"/>39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0500" calcext:value-type="float">
            <text:p><text:s text:c="3"/>110,500</text:p>
          </table:table-cell>
          <table:table-cell table:style-name="ce48" office:value-type="float" office:value="110596" calcext:value-type="float">
            <text:p><text:s text:c="3"/>110,596</text:p>
          </table:table-cell>
          <table:table-cell table:style-name="ce48" office:value-type="float" office:value="17524" calcext:value-type="float">
            <text:p><text:s text:c="3"/>17,524</text:p>
          </table:table-cell>
          <table:table-cell table:style-name="ce48" office:value-type="float" office:value="16007" calcext:value-type="float">
            <text:p><text:s text:c="3"/>16,007</text:p>
          </table:table-cell>
          <table:table-cell table:style-name="ce48" office:value-type="float" office:value="380" calcext:value-type="float">
            <text:p><text:s text:c="3"/>38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50209" calcext:value-type="float">
            <text:p><text:s text:c="3"/>50,209</text:p>
          </table:table-cell>
          <table:table-cell table:style-name="ce49" office:value-type="float" office:value="50920" calcext:value-type="float">
            <text:p><text:s text:c="3"/>50,920</text:p>
          </table:table-cell>
          <table:table-cell table:style-name="ce62" office:value-type="float" office:value="9028" calcext:value-type="float">
            <text:p><text:s text:c="3"/>9,028</text:p>
          </table:table-cell>
          <table:table-cell table:style-name="ce62" office:value-type="float" office:value="9736" calcext:value-type="float">
            <text:p><text:s text:c="3"/>9,736</text:p>
          </table:table-cell>
          <table:table-cell table:style-name="ce62" office:value-type="float" office:value="180" calcext:value-type="float">
            <text:p><text:s text:c="3"/>180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47" calcext:value-type="float">
            <text:p><text:s text:c="3"/>47</text:p>
          </table:table-cell>
          <table:table-cell table:style-name="ce62" office:value-type="float" office:value="11977" calcext:value-type="float">
            <text:p><text:s text:c="3"/>11,977</text:p>
          </table:table-cell>
          <table:table-cell table:style-name="ce62" office:value-type="float" office:value="5378" calcext:value-type="float">
            <text:p><text:s text:c="3"/>5,378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291" calcext:value-type="float">
            <text:p><text:s text:c="3"/>60,291</text:p>
          </table:table-cell>
          <table:table-cell table:style-name="ce49" office:value-type="float" office:value="59676" calcext:value-type="float">
            <text:p><text:s text:c="3"/>59,676</text:p>
          </table:table-cell>
          <table:table-cell table:style-name="ce62" office:value-type="float" office:value="8496" calcext:value-type="float">
            <text:p><text:s text:c="3"/>8,496</text:p>
          </table:table-cell>
          <table:table-cell table:style-name="ce62" office:value-type="float" office:value="6271" calcext:value-type="float">
            <text:p><text:s text:c="3"/>6,271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14" calcext:value-type="float">
            <text:p><text:s text:c="3"/>114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3260" calcext:value-type="float">
            <text:p><text:s text:c="3"/>93,260</text:p>
          </table:table-cell>
          <table:table-cell table:style-name="ce48" office:value-type="float" office:value="90600" calcext:value-type="float">
            <text:p><text:s text:c="3"/>90,600</text:p>
          </table:table-cell>
          <table:table-cell table:style-name="ce48" office:value-type="float" office:value="15089" calcext:value-type="float">
            <text:p><text:s text:c="3"/>15,089</text:p>
          </table:table-cell>
          <table:table-cell table:style-name="ce48" office:value-type="float" office:value="13306" calcext:value-type="float">
            <text:p><text:s text:c="3"/>13,306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table:number-columns-repeated="2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2234" calcext:value-type="float">
            <text:p><text:s text:c="3"/>42,234</text:p>
          </table:table-cell>
          <table:table-cell table:style-name="ce49" office:value-type="float" office:value="41412" calcext:value-type="float">
            <text:p><text:s text:c="3"/>41,412</text:p>
          </table:table-cell>
          <table:table-cell table:style-name="ce62" office:value-type="float" office:value="7849" calcext:value-type="float">
            <text:p><text:s text:c="3"/>7,849</text:p>
          </table:table-cell>
          <table:table-cell table:style-name="ce62" office:value-type="float" office:value="8196" calcext:value-type="float">
            <text:p><text:s text:c="3"/>8,196</text:p>
          </table:table-cell>
          <table:table-cell table:style-name="ce62" office:value-type="float" office:value="162" calcext:value-type="float">
            <text:p><text:s text:c="3"/>162</text:p>
          </table:table-cell>
          <table:table-cell table:style-name="ce62" office:value-type="float" office:value="99" calcext:value-type="float">
            <text:p><text:s text:c="3"/>99</text:p>
          </table:table-cell>
          <table:table-cell table:style-name="ce62" office:value-type="float" office:value="52" calcext:value-type="float">
            <text:p><text:s text:c="3"/>52</text:p>
          </table:table-cell>
          <table:table-cell table:style-name="ce75" office:value-type="float" office:value="9780" calcext:value-type="float">
            <text:p><text:s text:c="3"/>9,780</text:p>
          </table:table-cell>
          <table:table-cell table:style-name="ce62" office:value-type="float" office:value="4572" calcext:value-type="float">
            <text:p><text:s text:c="3"/>4,572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026" calcext:value-type="float">
            <text:p><text:s text:c="3"/>51,026</text:p>
          </table:table-cell>
          <table:table-cell table:style-name="ce49" office:value-type="float" office:value="49188" calcext:value-type="float">
            <text:p><text:s text:c="3"/>49,188</text:p>
          </table:table-cell>
          <table:table-cell table:style-name="ce62" office:value-type="float" office:value="7240" calcext:value-type="float">
            <text:p><text:s text:c="3"/>7,240</text:p>
          </table:table-cell>
          <table:table-cell table:style-name="ce62" office:value-type="float" office:value="5110" calcext:value-type="float">
            <text:p><text:s text:c="3"/>5,110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62" table:number-columns-repeated="2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-6.91" calcext:value-type="float">
            <text:p><text:s text:c="3"/>－6.91</text:p>
          </table:table-cell>
          <table:table-cell table:style-name="ce54" office:value-type="float" office:value="-8.9" calcext:value-type="float">
            <text:p><text:s text:c="3"/>－8.90</text:p>
          </table:table-cell>
          <table:table-cell table:style-name="ce54" office:value-type="float" office:value="12.85" calcext:value-type="float">
            <text:p><text:s/>12.85</text:p>
          </table:table-cell>
          <table:table-cell table:style-name="ce54" office:value-type="float" office:value="9.74" calcext:value-type="float">
            <text:p><text:s/>9.74</text:p>
          </table:table-cell>
          <table:table-cell table:style-name="ce54" office:value-type="float" office:value="-16.75" calcext:value-type="float">
            <text:p><text:s text:c="3"/>－16.75</text:p>
          </table:table-cell>
          <table:table-cell table:style-name="ce54" office:value-type="float" office:value="-12.6" calcext:value-type="float">
            <text:p><text:s text:c="3"/>－12.60</text:p>
          </table:table-cell>
          <table:table-cell table:style-name="ce54" office:value-type="float" office:value="-9.43" calcext:value-type="float">
            <text:p><text:s text:c="3"/>－9.43</text:p>
          </table:table-cell>
          <table:table-cell table:style-name="ce76"/>
          <table:table-cell table:style-name="ce88"/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-5.45" calcext:value-type="float">
            <text:p><text:s text:c="3"/>－5.45</text:p>
          </table:table-cell>
          <table:table-cell table:style-name="ce55" office:value-type="float" office:value="-8.59" calcext:value-type="float">
            <text:p><text:s text:c="3"/>－8.59</text:p>
          </table:table-cell>
          <table:table-cell table:style-name="ce55" office:value-type="float" office:value="12.06" calcext:value-type="float">
            <text:p><text:s/>12.06</text:p>
          </table:table-cell>
          <table:table-cell table:style-name="ce55" office:value-type="float" office:value="11.06" calcext:value-type="float">
            <text:p><text:s/>11.06</text:p>
          </table:table-cell>
          <table:table-cell table:style-name="ce55" office:value-type="float" office:value="-26.7" calcext:value-type="float">
            <text:p><text:s text:c="3"/>－26.70</text:p>
          </table:table-cell>
          <table:table-cell table:style-name="ce55" office:value-type="float" office:value="-23.85" calcext:value-type="float">
            <text:p><text:s text:c="3"/>－23.85</text:p>
          </table:table-cell>
          <table:table-cell table:style-name="ce55" office:value-type="float" office:value="-5.45" calcext:value-type="float">
            <text:p><text:s text:c="3"/>－5.45</text:p>
          </table:table-cell>
          <table:table-cell table:style-name="ce55" office:value-type="float" office:value="-19.95" calcext:value-type="float">
            <text:p><text:s text:c="3"/>－19.95</text:p>
          </table:table-cell>
          <table:table-cell table:style-name="ce89" office:value-type="float" office:value="-6.35" calcext:value-type="float">
            <text:p><text:s text:c="3"/>－6.35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-8.09" calcext:value-type="float">
            <text:p><text:s text:c="3"/>－8.09</text:p>
          </table:table-cell>
          <table:table-cell table:style-name="ce56" office:value-type="float" office:value="-9.16" calcext:value-type="float">
            <text:p><text:s text:c="3"/>－9.16</text:p>
          </table:table-cell>
          <table:table-cell table:style-name="ce56" office:value-type="float" office:value="13.71" calcext:value-type="float">
            <text:p><text:s/>13.71</text:p>
          </table:table-cell>
          <table:table-cell table:style-name="ce56" office:value-type="float" office:value="7.69" calcext:value-type="float">
            <text:p><text:s/>7.69</text:p>
          </table:table-cell>
          <table:table-cell table:style-name="ce56" office:value-type="float" office:value="-5.24" calcext:value-type="float">
            <text:p><text:s text:c="3"/>－5.24</text:p>
          </table:table-cell>
          <table:table-cell table:style-name="ce56" office:value-type="float" office:value="0" calcext:value-type="float">
            <text:p>－</text:p>
          </table:table-cell>
          <table:table-cell table:style-name="ce56" office:value-type="float" office:value="-13.73" calcext:value-type="float">
            <text:p><text:s text:c="3"/>－13.73</text:p>
          </table:table-cell>
          <table:table-cell table:style-name="ce77"/>
          <table:table-cell table:style-name="ce90"/>
          <table:table-cell table:style-name="ce97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7" office:value-type="float" office:value="-15.6" calcext:value-type="float">
            <text:p><text:s text:c="3"/>－15.60</text:p>
          </table:table-cell>
          <table:table-cell table:style-name="ce57" office:value-type="float" office:value="-18.08" calcext:value-type="float">
            <text:p><text:s text:c="3"/>－18.08</text:p>
          </table:table-cell>
          <table:table-cell table:style-name="ce57" office:value-type="float" office:value="-13.9" calcext:value-type="float">
            <text:p><text:s text:c="3"/>－13.90</text:p>
          </table:table-cell>
          <table:table-cell table:style-name="ce57" office:value-type="float" office:value="-16.87" calcext:value-type="float">
            <text:p><text:s text:c="3"/>－16.87</text:p>
          </table:table-cell>
          <table:table-cell table:style-name="ce57" office:value-type="float" office:value="-9.74" calcext:value-type="float">
            <text:p><text:s text:c="3"/>－9.74</text:p>
          </table:table-cell>
          <table:table-cell table:style-name="ce57" office:value-type="float" office:value="-4.44" calcext:value-type="float">
            <text:p><text:s text:c="3"/>－4.44</text:p>
          </table:table-cell>
          <table:table-cell table:style-name="ce57" office:value-type="float" office:value="-3.03" calcext:value-type="float">
            <text:p><text:s text:c="3"/>－3.03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-15.88" calcext:value-type="float">
            <text:p><text:s text:c="3"/>－15.88</text:p>
          </table:table-cell>
          <table:table-cell table:style-name="ce55" office:value-type="float" office:value="-18.67" calcext:value-type="float">
            <text:p><text:s text:c="3"/>－18.67</text:p>
          </table:table-cell>
          <table:table-cell table:style-name="ce55" office:value-type="float" office:value="-13.06" calcext:value-type="float">
            <text:p><text:s text:c="3"/>－13.06</text:p>
          </table:table-cell>
          <table:table-cell table:style-name="ce55" office:value-type="float" office:value="-15.82" calcext:value-type="float">
            <text:p><text:s text:c="3"/>－15.82</text:p>
          </table:table-cell>
          <table:table-cell table:style-name="ce55" office:value-type="float" office:value="-10" calcext:value-type="float">
            <text:p><text:s text:c="3"/>－10.00</text:p>
          </table:table-cell>
          <table:table-cell table:style-name="ce55" office:value-type="float" office:value="-10.81" calcext:value-type="float">
            <text:p><text:s text:c="3"/>－10.81</text:p>
          </table:table-cell>
          <table:table-cell table:style-name="ce55" office:value-type="float" office:value="10.64" calcext:value-type="float">
            <text:p><text:s/>10.64</text:p>
          </table:table-cell>
          <table:table-cell table:style-name="ce55" office:value-type="float" office:value="-18.34" calcext:value-type="float">
            <text:p><text:s text:c="3"/>－18.34</text:p>
          </table:table-cell>
          <table:table-cell table:style-name="ce89" office:value-type="float" office:value="-14.99" calcext:value-type="float">
            <text:p><text:s text:c="3"/>－14.99</text:p>
          </table:table-cell>
          <table:table-cell table:style-name="ce97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-15.37" calcext:value-type="float">
            <text:p><text:s text:c="3"/>－15.37</text:p>
          </table:table-cell>
          <table:table-cell table:style-name="ce56" office:value-type="float" office:value="-17.57" calcext:value-type="float">
            <text:p><text:s text:c="3"/>－17.57</text:p>
          </table:table-cell>
          <table:table-cell table:style-name="ce56" office:value-type="float" office:value="-14.78" calcext:value-type="float">
            <text:p><text:s text:c="3"/>－14.78</text:p>
          </table:table-cell>
          <table:table-cell table:style-name="ce56" office:value-type="float" office:value="-18.51" calcext:value-type="float">
            <text:p><text:s text:c="3"/>－18.51</text:p>
          </table:table-cell>
          <table:table-cell table:style-name="ce56" office:value-type="float" office:value="-9.5" calcext:value-type="float">
            <text:p><text:s text:c="3"/>－9.50</text:p>
          </table:table-cell>
          <table:table-cell table:style-name="ce56" office:value-type="float" office:value="1.75" calcext:value-type="float">
            <text:p><text:s/>1.75</text:p>
          </table:table-cell>
          <table:table-cell table:style-name="ce56" office:value-type="float" office:value="-15.38" calcext:value-type="float">
            <text:p><text:s text:c="3"/>－15.38</text:p>
          </table:table-cell>
          <table:table-cell table:number-columns-repeated="2" table:style-name="ce78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1.</text:span><text:span text:style-name="T4">本表按登記日期統計。</text:span></text:p>
          </table:table-cell>
          <table:table-cell table:style-name="ce38" table:number-columns-repeated="5"/>
          <table:table-cell table:style-name="ce64"/>
          <table:table-cell table:style-name="ce65"/>
          <table:table-cell table:style-name="ce64"/>
          <table:table-cell table:style-name="ce79"/>
          <table:table-cell table:style-name="ce91" office:value-type="string" calcext:value-type="string">
            <text:p>內政部戶政司 民國100年7月15日修正</text:p>
          </table:table-cell>
          <table:table-cell table:style-name="ce98" table:number-columns-repeated="1013"/>
        </table:table-row>
        <table:table-row table:style-name="ro7">
          <table:table-cell table:style-name="ce27" office:value-type="string" calcext:value-type="string">
            <text:p><text:s text:c="15"/>2.100年4月份結婚對數，臺北市由原1,227對更正為1,234對，全國總計更正為9,780對。</text:p>
          </table:table-cell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7">
          <table:table-cell table:style-name="ce27" office:value-type="string" calcext:value-type="string">
            <text:p><text:s text:c="18"/></text:p>
          </table:table-cell>
          <table:table-cell table:number-columns-repeated="3"/>
          <table:table-cell table:style-name="ce63" table:number-columns-repeated="5"/>
          <table:table-cell table:style-name="ce80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8"/>
        <table:table-column table:style-name="co2" table:default-cell-style-name="ce28"/>
        <table:table-column table:style-name="co11" table:number-columns-repeated="2" table:default-cell-style-name="ce123"/>
        <table:table-column table:style-name="co12" table:default-cell-style-name="ce123"/>
        <table:table-column table:style-name="co13" table:default-cell-style-name="ce123"/>
        <table:table-column table:style-name="co14" table:number-columns-repeated="2" table:default-cell-style-name="ce123"/>
        <table:table-column table:style-name="co15" table:default-cell-style-name="ce123"/>
        <table:table-column table:style-name="co13" table:default-cell-style-name="ce123"/>
        <table:table-column table:style-name="co14" table:default-cell-style-name="ce123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8">
            <table:table-cell table:style-name="ce102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5"/>
            <table:table-cell table:style-name="ce92" table:number-columns-repeated="5"/>
            <table:table-cell table:style-name="ce99" table:number-columns-spanned="14" table:number-rows-spanned="1"/>
            <table:covered-table-cell table:number-columns-repeated="13" table:style-name="ce99"/>
            <table:table-cell table:style-name="ce101" table:number-columns-repeated="994"/>
          </table:table-row>
          <table:table-row table:style-name="ro9">
            <table:table-cell table:style-name="ce101"/>
            <table:table-cell table:style-name="ce116"/>
            <table:table-cell table:style-name="ce120" office:value-type="string" office:string-value="中 華 民 國 100 年 4 月 份" calcext:value-type="string" table:number-columns-spanned="7" table:number-rows-spanned="1">
              <text:p><text:s/>中 華 民 國 100 年 4 月 份 </text:p>
            </table:table-cell>
            <table:covered-table-cell table:number-columns-repeated="6" table:style-name="ce120"/>
            <table:table-cell table:style-name="ce12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30"/>
            <table:table-cell table:style-name="ce131" table:number-columns-repeated="4"/>
            <table:table-cell table:style-name="ce101" table:number-columns-repeated="2"/>
            <table:table-cell table:style-name="ce132" table:number-columns-repeated="4"/>
            <table:table-cell table:style-name="ce131"/>
            <table:table-cell table:style-name="ce132" table:number-columns-repeated="8"/>
            <table:table-cell table:style-name="ce101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6" office:value-type="string" office:string-value="終止" calcext:value-type="string">
              <text:p><text:s/>終止 </text:p>
            </table:table-cell>
            <table:table-cell table:style-name="ce66" office:value-type="string" office:string-value="結婚" calcext:value-type="string">
              <text:p><text:s/>結婚 </text:p>
            </table:table-cell>
            <table:table-cell table:style-name="ce82" office:value-type="string" calcext:value-type="string">
              <text:p>離婚</text:p>
            </table:table-cell>
            <table:table-cell table:style-name="ce93" table:number-columns-repeated="4"/>
            <table:table-cell table:number-columns-repeated="2"/>
            <table:table-cell table:style-name="ce100" table:number-columns-repeated="4"/>
            <table:table-cell table:style-name="ce93"/>
            <table:table-cell table:style-name="ce100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style-name="ce30"/>
            <table:covered-table-cell table:style-name="ce121"/>
            <table:covered-table-cell table:number-columns-repeated="5" table:style-name="ce124"/>
            <table:table-cell table:style-name="ce67" office:value-type="string" calcext:value-type="string">
              <text:p>收養</text:p>
            </table:table-cell>
            <table:table-cell table:style-name="ce67" office:value-type="string" calcext:value-type="string">
              <text:p>對數</text:p>
            </table:table-cell>
            <table:table-cell table:style-name="ce83" office:value-type="string" calcext:value-type="string">
              <text:p>對數</text:p>
            </table:table-cell>
            <table:table-cell table:style-name="ce94" table:number-columns-repeated="19"/>
            <table:table-cell table:number-columns-repeated="994"/>
          </table:table-row>
        </table:table-header-rows>
        <table:table-row table:style-name="ro10">
          <table:table-cell table:style-name="ce103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93260" calcext:value-type="float">
            <text:p><text:s text:c="3"/>93,260</text:p>
          </table:table-cell>
          <table:table-cell table:style-name="ce52" office:value-type="float" office:value="90600" calcext:value-type="float">
            <text:p><text:s text:c="3"/>90,600</text:p>
          </table:table-cell>
          <table:table-cell table:style-name="ce52" office:value-type="float" office:value="15089" calcext:value-type="float">
            <text:p><text:s text:c="3"/>15,089</text:p>
          </table:table-cell>
          <table:table-cell table:style-name="ce52" office:value-type="float" office:value="13306" calcext:value-type="float">
            <text:p><text:s text:c="3"/>13,306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42234" calcext:value-type="float">
            <text:p><text:s text:c="3"/>42,234</text:p>
          </table:table-cell>
          <table:table-cell table:style-name="ce52" office:value-type="float" office:value="41412" calcext:value-type="float">
            <text:p><text:s text:c="3"/>41,412</text:p>
          </table:table-cell>
          <table:table-cell table:style-name="ce52" office:value-type="float" office:value="7849" calcext:value-type="float">
            <text:p><text:s text:c="3"/>7,849</text:p>
          </table:table-cell>
          <table:table-cell table:style-name="ce52" office:value-type="float" office:value="8196" calcext:value-type="float">
            <text:p><text:s text:c="3"/>8,196</text:p>
          </table:table-cell>
          <table:table-cell table:style-name="ce52" office:value-type="float" office:value="162" calcext:value-type="float">
            <text:p><text:s text:c="3"/>162</text:p>
          </table:table-cell>
          <table:table-cell table:style-name="ce52" office:value-type="float" office:value="99" calcext:value-type="float">
            <text:p><text:s text:c="3"/>99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74" office:value-type="float" office:value="9780" calcext:value-type="float">
            <text:p><text:s text:c="3"/>9,780</text:p>
          </table:table-cell>
          <table:table-cell table:style-name="ce61" office:value-type="float" office:value="4572" calcext:value-type="float">
            <text:p><text:s text:c="3"/>4,572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51026" calcext:value-type="float">
            <text:p><text:s text:c="3"/>51,026</text:p>
          </table:table-cell>
          <table:table-cell table:style-name="ce53" office:value-type="float" office:value="49188" calcext:value-type="float">
            <text:p><text:s text:c="3"/>49,188</text:p>
          </table:table-cell>
          <table:table-cell table:style-name="ce53" office:value-type="float" office:value="7240" calcext:value-type="float">
            <text:p><text:s text:c="3"/>7,240</text:p>
          </table:table-cell>
          <table:table-cell table:style-name="ce53" office:value-type="float" office:value="5110" calcext:value-type="float">
            <text:p><text:s text:c="3"/>5,110</text:p>
          </table:table-cell>
          <table:table-cell table:style-name="ce53" office:value-type="float" office:value="181" calcext:value-type="float">
            <text:p><text:s text:c="3"/>181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7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1" office:value-type="string" office:string-value="計" calcext:value-type="string">
            <text:p><text:s/>計 </text:p>
          </table:table-cell>
          <table:table-cell table:style-name="ce61" office:value-type="float" office:value="17052" calcext:value-type="float">
            <text:p><text:s text:c="3"/>17,052</text:p>
          </table:table-cell>
          <table:table-cell table:style-name="ce61" office:value-type="float" office:value="16054" calcext:value-type="float">
            <text:p><text:s text:c="3"/>16,054</text:p>
          </table:table-cell>
          <table:table-cell table:style-name="ce61" office:value-type="float" office:value="2718" calcext:value-type="float">
            <text:p><text:s text:c="3"/>2,718</text:p>
          </table:table-cell>
          <table:table-cell table:style-name="ce61" office:value-type="float" office:value="1747" calcext:value-type="float">
            <text:p><text:s text:c="3"/>1,747</text:p>
          </table:table-cell>
          <table:table-cell table:style-name="ce61" office:value-type="float" office:value="65" calcext:value-type="float">
            <text:p><text:s text:c="3"/>65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7741" calcext:value-type="float">
            <text:p><text:s text:c="3"/>7,741</text:p>
          </table:table-cell>
          <table:table-cell table:style-name="ce61" office:value-type="float" office:value="7434" calcext:value-type="float">
            <text:p><text:s text:c="3"/>7,434</text:p>
          </table:table-cell>
          <table:table-cell table:style-name="ce61" office:value-type="float" office:value="1402" calcext:value-type="float">
            <text:p><text:s text:c="3"/>1,402</text:p>
          </table:table-cell>
          <table:table-cell table:style-name="ce61" office:value-type="float" office:value="1103" calcext:value-type="float">
            <text:p><text:s text:c="3"/>1,103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1824" calcext:value-type="float">
            <text:p><text:s text:c="3"/>1,824</text:p>
          </table:table-cell>
          <table:table-cell table:style-name="ce61" office:value-type="float" office:value="819" calcext:value-type="float">
            <text:p><text:s text:c="3"/>819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女" calcext:value-type="string">
            <text:p><text:s/>女 </text:p>
          </table:table-cell>
          <table:table-cell table:style-name="ce61" office:value-type="float" office:value="9311" calcext:value-type="float">
            <text:p><text:s text:c="3"/>9,311</text:p>
          </table:table-cell>
          <table:table-cell table:style-name="ce61" office:value-type="float" office:value="8620" calcext:value-type="float">
            <text:p><text:s text:c="3"/>8,620</text:p>
          </table:table-cell>
          <table:table-cell table:style-name="ce61" office:value-type="float" office:value="1316" calcext:value-type="float">
            <text:p><text:s text:c="3"/>1,316</text:p>
          </table:table-cell>
          <table:table-cell table:style-name="ce61" office:value-type="float" office:value="644" calcext:value-type="float">
            <text:p><text:s text:c="3"/>644</text:p>
          </table:table-cell>
          <table:table-cell table:style-name="ce61" office:value-type="float" office:value="33" calcext:value-type="float">
            <text:p><text:s text:c="3"/>33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72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1" office:value-type="string" office:string-value="計" calcext:value-type="string">
            <text:p><text:s/>計 </text:p>
          </table:table-cell>
          <table:table-cell table:style-name="ce73" office:value-type="float" office:value="14065" calcext:value-type="float">
            <text:p><text:s text:c="3"/>14,065</text:p>
          </table:table-cell>
          <table:table-cell table:style-name="ce73" office:value-type="float" office:value="11893" calcext:value-type="float">
            <text:p><text:s text:c="3"/>11,893</text:p>
          </table:table-cell>
          <table:table-cell table:style-name="ce73" office:value-type="float" office:value="1867" calcext:value-type="float">
            <text:p><text:s text:c="3"/>1,867</text:p>
          </table:table-cell>
          <table:table-cell table:style-name="ce73" office:value-type="float" office:value="1431" calcext:value-type="float">
            <text:p><text:s text:c="3"/>1,431</text:p>
          </table:table-cell>
          <table:table-cell table:number-columns-repeated="2" table:style-name="ce73" office:value-type="float" office:value="33" calcext:value-type="float">
            <text:p><text:s text:c="3"/>33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6521" calcext:value-type="float">
            <text:p><text:s text:c="3"/>6,521</text:p>
          </table:table-cell>
          <table:table-cell table:style-name="ce61" office:value-type="float" office:value="5560" calcext:value-type="float">
            <text:p><text:s text:c="3"/>5,560</text:p>
          </table:table-cell>
          <table:table-cell table:style-name="ce61" office:value-type="float" office:value="958" calcext:value-type="float">
            <text:p><text:s text:c="3"/>958</text:p>
          </table:table-cell>
          <table:table-cell table:style-name="ce61" office:value-type="float" office:value="836" calcext:value-type="float">
            <text:p><text:s text:c="3"/>836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128" office:value-type="float" office:value="1234" calcext:value-type="float">
            <text:p><text:s text:c="3"/>1,234</text:p>
          </table:table-cell>
          <table:table-cell table:style-name="ce61" office:value-type="float" office:value="483" calcext:value-type="float">
            <text:p><text:s text:c="3"/>483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2" office:value-type="string" office:string-value="女" calcext:value-type="string">
            <text:p><text:s/>女 </text:p>
          </table:table-cell>
          <table:table-cell table:style-name="ce72" office:value-type="float" office:value="7544" calcext:value-type="float">
            <text:p><text:s text:c="3"/>7,544</text:p>
          </table:table-cell>
          <table:table-cell table:style-name="ce72" office:value-type="float" office:value="6333" calcext:value-type="float">
            <text:p><text:s text:c="3"/>6,333</text:p>
          </table:table-cell>
          <table:table-cell table:style-name="ce72" office:value-type="float" office:value="909" calcext:value-type="float">
            <text:p><text:s text:c="3"/>909</text:p>
          </table:table-cell>
          <table:table-cell table:style-name="ce72" office:value-type="float" office:value="595" calcext:value-type="float">
            <text:p><text:s text:c="3"/>595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72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3" office:value-type="string" office:string-value="計" calcext:value-type="string">
            <text:p><text:s/>計 </text:p>
          </table:table-cell>
          <table:table-cell table:style-name="ce73" office:value-type="float" office:value="11262" calcext:value-type="float">
            <text:p><text:s text:c="3"/>11,262</text:p>
          </table:table-cell>
          <table:table-cell table:style-name="ce73" office:value-type="float" office:value="10513" calcext:value-type="float">
            <text:p><text:s text:c="3"/>10,513</text:p>
          </table:table-cell>
          <table:table-cell table:style-name="ce73" office:value-type="float" office:value="1877" calcext:value-type="float">
            <text:p><text:s text:c="3"/>1,877</text:p>
          </table:table-cell>
          <table:table-cell table:style-name="ce73" office:value-type="float" office:value="1343" calcext:value-type="float">
            <text:p><text:s text:c="3"/>1,343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4984" calcext:value-type="float">
            <text:p><text:s text:c="3"/>4,984</text:p>
          </table:table-cell>
          <table:table-cell table:style-name="ce61" office:value-type="float" office:value="4688" calcext:value-type="float">
            <text:p><text:s text:c="3"/>4,688</text:p>
          </table:table-cell>
          <table:table-cell table:style-name="ce61" office:value-type="float" office:value="1024" calcext:value-type="float">
            <text:p><text:s text:c="3"/>1,024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179" calcext:value-type="float">
            <text:p><text:s text:c="3"/>1,179</text:p>
          </table:table-cell>
          <table:table-cell table:style-name="ce61" office:value-type="float" office:value="498" calcext:value-type="float">
            <text:p><text:s text:c="3"/>498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女" calcext:value-type="string">
            <text:p><text:s/>女 </text:p>
          </table:table-cell>
          <table:table-cell table:style-name="ce72" office:value-type="float" office:value="6278" calcext:value-type="float">
            <text:p><text:s text:c="3"/>6,278</text:p>
          </table:table-cell>
          <table:table-cell table:style-name="ce72" office:value-type="float" office:value="5825" calcext:value-type="float">
            <text:p><text:s text:c="3"/>5,825</text:p>
          </table:table-cell>
          <table:table-cell table:style-name="ce72" office:value-type="float" office:value="853" calcext:value-type="float">
            <text:p><text:s text:c="3"/>853</text:p>
          </table:table-cell>
          <table:table-cell table:style-name="ce72" office:value-type="float" office:value="537" calcext:value-type="float">
            <text:p><text:s text:c="3"/>537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1" office:value-type="string" office:string-value="計" calcext:value-type="string">
            <text:p><text:s/>計 </text:p>
          </table:table-cell>
          <table:table-cell table:style-name="ce73" office:value-type="float" office:value="7279" calcext:value-type="float">
            <text:p><text:s text:c="3"/>7,279</text:p>
          </table:table-cell>
          <table:table-cell table:style-name="ce73" office:value-type="float" office:value="6959" calcext:value-type="float">
            <text:p><text:s text:c="3"/>6,959</text:p>
          </table:table-cell>
          <table:table-cell table:style-name="ce73" office:value-type="float" office:value="1102" calcext:value-type="float">
            <text:p><text:s text:c="3"/>1,102</text:p>
          </table:table-cell>
          <table:table-cell table:style-name="ce73" office:value-type="float" office:value="1162" calcext:value-type="float">
            <text:p><text:s text:c="3"/>1,162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3280" calcext:value-type="float">
            <text:p><text:s text:c="3"/>3,280</text:p>
          </table:table-cell>
          <table:table-cell table:style-name="ce61" office:value-type="float" office:value="3168" calcext:value-type="float">
            <text:p><text:s text:c="3"/>3,168</text:p>
          </table:table-cell>
          <table:table-cell table:style-name="ce61" office:value-type="float" office:value="569" calcext:value-type="float">
            <text:p><text:s text:c="3"/>569</text:p>
          </table:table-cell>
          <table:table-cell table:style-name="ce61" office:value-type="float" office:value="713" calcext:value-type="float">
            <text:p><text:s text:c="3"/>713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784" calcext:value-type="float">
            <text:p><text:s text:c="3"/>784</text:p>
          </table:table-cell>
          <table:table-cell table:style-name="ce61" office:value-type="float" office:value="351" calcext:value-type="float">
            <text:p><text:s text:c="3"/>351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1" office:value-type="string" office:string-value="女" calcext:value-type="string">
            <text:p><text:s/>女 </text:p>
          </table:table-cell>
          <table:table-cell table:style-name="ce72" office:value-type="float" office:value="3999" calcext:value-type="float">
            <text:p><text:s text:c="3"/>3,999</text:p>
          </table:table-cell>
          <table:table-cell table:style-name="ce72" office:value-type="float" office:value="3791" calcext:value-type="float">
            <text:p><text:s text:c="3"/>3,791</text:p>
          </table:table-cell>
          <table:table-cell table:style-name="ce72" office:value-type="float" office:value="533" calcext:value-type="float">
            <text:p><text:s text:c="3"/>533</text:p>
          </table:table-cell>
          <table:table-cell table:style-name="ce72" office:value-type="float" office:value="449" calcext:value-type="float">
            <text:p><text:s text:c="3"/>449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117" office:value-type="string" office:string-value="計" calcext:value-type="string">
            <text:p><text:s/>計 </text:p>
          </table:table-cell>
          <table:table-cell table:style-name="ce73" office:value-type="float" office:value="12159" calcext:value-type="float">
            <text:p><text:s text:c="3"/>12,159</text:p>
          </table:table-cell>
          <table:table-cell table:style-name="ce73" office:value-type="float" office:value="12035" calcext:value-type="float">
            <text:p><text:s text:c="3"/>12,035</text:p>
          </table:table-cell>
          <table:table-cell table:style-name="ce73" office:value-type="float" office:value="1599" calcext:value-type="float">
            <text:p><text:s text:c="3"/>1,599</text:p>
          </table:table-cell>
          <table:table-cell table:style-name="ce73" office:value-type="float" office:value="1576" calcext:value-type="float">
            <text:p><text:s text:c="3"/>1,576</text:p>
          </table:table-cell>
          <table:table-cell table:style-name="ce73" office:value-type="float" office:value="37" calcext:value-type="float">
            <text:p><text:s text:c="3"/>37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61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10" office:value-type="string" office:string-value="高雄市" calcext:value-type="string">
            <text:p><text:s/>高雄市 </text:p>
          </table:table-cell>
          <table:table-cell table:style-name="ce118" office:value-type="string" office:string-value="男" calcext:value-type="string">
            <text:p><text:s/>男 </text:p>
          </table:table-cell>
          <table:table-cell table:style-name="ce61" office:value-type="float" office:value="5527" calcext:value-type="float">
            <text:p><text:s text:c="3"/>5,527</text:p>
          </table:table-cell>
          <table:table-cell table:style-name="ce61" office:value-type="float" office:value="5573" calcext:value-type="float">
            <text:p><text:s text:c="3"/>5,573</text:p>
          </table:table-cell>
          <table:table-cell table:style-name="ce61" office:value-type="float" office:value="844" calcext:value-type="float">
            <text:p><text:s text:c="3"/>844</text:p>
          </table:table-cell>
          <table:table-cell table:style-name="ce61" office:value-type="float" office:value="1017" calcext:value-type="float">
            <text:p><text:s text:c="3"/>1,017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1124" calcext:value-type="float">
            <text:p><text:s text:c="3"/>1,124</text:p>
          </table:table-cell>
          <table:table-cell table:style-name="ce61" office:value-type="float" office:value="601" calcext:value-type="float">
            <text:p><text:s text:c="3"/>601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119" office:value-type="string" office:string-value="女" calcext:value-type="string">
            <text:p><text:s/>女 </text:p>
          </table:table-cell>
          <table:table-cell table:style-name="ce72" office:value-type="float" office:value="6632" calcext:value-type="float">
            <text:p><text:s text:c="3"/>6,632</text:p>
          </table:table-cell>
          <table:table-cell table:style-name="ce72" office:value-type="float" office:value="6462" calcext:value-type="float">
            <text:p><text:s text:c="3"/>6,462</text:p>
          </table:table-cell>
          <table:table-cell table:style-name="ce72" office:value-type="float" office:value="755" calcext:value-type="float">
            <text:p><text:s text:c="3"/>755</text:p>
          </table:table-cell>
          <table:table-cell table:style-name="ce72" office:value-type="float" office:value="559" calcext:value-type="float">
            <text:p><text:s text:c="3"/>559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30600" calcext:value-type="float">
            <text:p><text:s text:c="3"/>30,600</text:p>
          </table:table-cell>
          <table:table-cell table:style-name="ce52" office:value-type="float" office:value="32737" calcext:value-type="float">
            <text:p><text:s text:c="3"/>32,737</text:p>
          </table:table-cell>
          <table:table-cell table:style-name="ce52" office:value-type="float" office:value="5835" calcext:value-type="float">
            <text:p><text:s text:c="3"/>5,835</text:p>
          </table:table-cell>
          <table:table-cell table:style-name="ce52" office:value-type="float" office:value="5998" calcext:value-type="float">
            <text:p><text:s text:c="3"/>5,998</text:p>
          </table:table-cell>
          <table:table-cell table:style-name="ce52" office:value-type="float" office:value="143" calcext:value-type="float">
            <text:p><text:s text:c="3"/>143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44"/>
          <table:table-cell table:style-name="ce4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10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13788" calcext:value-type="float">
            <text:p><text:s text:c="3"/>13,788</text:p>
          </table:table-cell>
          <table:table-cell table:style-name="ce52" office:value-type="float" office:value="14759" calcext:value-type="float">
            <text:p><text:s text:c="3"/>14,759</text:p>
          </table:table-cell>
          <table:table-cell table:style-name="ce52" office:value-type="float" office:value="3008" calcext:value-type="float">
            <text:p><text:s text:c="3"/>3,008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3602" calcext:value-type="float">
            <text:p><text:s text:c="3"/>3,602</text:p>
          </table:table-cell>
          <table:table-cell table:style-name="ce61" office:value-type="float" office:value="1811" calcext:value-type="float">
            <text:p><text:s text:c="3"/>1,811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16812" calcext:value-type="float">
            <text:p><text:s text:c="3"/>16,812</text:p>
          </table:table-cell>
          <table:table-cell table:style-name="ce53" office:value-type="float" office:value="17978" calcext:value-type="float">
            <text:p><text:s text:c="3"/>17,978</text:p>
          </table:table-cell>
          <table:table-cell table:style-name="ce53" office:value-type="float" office:value="2827" calcext:value-type="float">
            <text:p><text:s text:c="3"/>2,827</text:p>
          </table:table-cell>
          <table:table-cell table:style-name="ce53" office:value-type="float" office:value="2310" calcext:value-type="float">
            <text:p><text:s text:c="3"/>2,310</text:p>
          </table:table-cell>
          <table:table-cell table:style-name="ce53" office:value-type="float" office:value="82" calcext:value-type="float">
            <text:p><text:s text:c="3"/>82</text:p>
          </table:table-cell>
          <table:table-cell table:style-name="ce53" office:value-type="float" office:value="52" calcext:value-type="float">
            <text:p><text:s text:c="3"/>52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45"/>
          <table:table-cell table:style-name="ce43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468" calcext:value-type="float">
            <text:p><text:s text:c="3"/>1,468</text:p>
          </table:table-cell>
          <table:table-cell table:style-name="ce73" office:value-type="float" office:value="1747" calcext:value-type="float">
            <text:p><text:s text:c="3"/>1,747</text:p>
          </table:table-cell>
          <table:table-cell table:style-name="ce73" office:value-type="float" office:value="293" calcext:value-type="float">
            <text:p><text:s text:c="3"/>293</text:p>
          </table:table-cell>
          <table:table-cell table:style-name="ce73" office:value-type="float" office:value="304" calcext:value-type="float">
            <text:p><text:s text:c="3"/>304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宜<text:span text:style-name="T1">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43" calcext:value-type="float">
            <text:p><text:s text:c="3"/>643</text:p>
          </table:table-cell>
          <table:table-cell table:style-name="ce61" office:value-type="float" office:value="775" calcext:value-type="float">
            <text:p><text:s text:c="3"/>775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88" calcext:value-type="float">
            <text:p><text:s text:c="3"/>188</text:p>
          </table:table-cell>
          <table:table-cell table:style-name="ce61" office:value-type="float" office:value="81" calcext:value-type="float">
            <text:p><text:s text:c="3"/>81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825" calcext:value-type="float">
            <text:p><text:s text:c="3"/>825</text:p>
          </table:table-cell>
          <table:table-cell table:style-name="ce72" office:value-type="float" office:value="972" calcext:value-type="float">
            <text:p><text:s text:c="3"/>972</text:p>
          </table:table-cell>
          <table:table-cell table:number-columns-repeated="2" table:style-name="ce72" office:value-type="float" office:value="131" calcext:value-type="float">
            <text:p><text:s text:c="3"/>131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7951" calcext:value-type="float">
            <text:p><text:s text:c="3"/>7,951</text:p>
          </table:table-cell>
          <table:table-cell table:style-name="ce73" office:value-type="float" office:value="7670" calcext:value-type="float">
            <text:p><text:s text:c="3"/>7,670</text:p>
          </table:table-cell>
          <table:table-cell table:style-name="ce73" office:value-type="float" office:value="1400" calcext:value-type="float">
            <text:p><text:s text:c="3"/>1,400</text:p>
          </table:table-cell>
          <table:table-cell table:style-name="ce73" office:value-type="float" office:value="988" calcext:value-type="float">
            <text:p><text:s text:c="3"/>988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桃<text:span text:style-name="T1">園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600" calcext:value-type="float">
            <text:p><text:s text:c="3"/>3,600</text:p>
          </table:table-cell>
          <table:table-cell table:style-name="ce61" office:value-type="float" office:value="3469" calcext:value-type="float">
            <text:p><text:s text:c="3"/>3,469</text:p>
          </table:table-cell>
          <table:table-cell table:style-name="ce61" office:value-type="float" office:value="731" calcext:value-type="float">
            <text:p><text:s text:c="3"/>731</text:p>
          </table:table-cell>
          <table:table-cell table:style-name="ce61" office:value-type="float" office:value="652" calcext:value-type="float">
            <text:p><text:s text:c="3"/>652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859" calcext:value-type="float">
            <text:p><text:s text:c="3"/>859</text:p>
          </table:table-cell>
          <table:table-cell table:style-name="ce61" office:value-type="float" office:value="508" calcext:value-type="float">
            <text:p><text:s text:c="3"/>508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4351" calcext:value-type="float">
            <text:p><text:s text:c="3"/>4,351</text:p>
          </table:table-cell>
          <table:table-cell table:style-name="ce72" office:value-type="float" office:value="4201" calcext:value-type="float">
            <text:p><text:s text:c="3"/>4,201</text:p>
          </table:table-cell>
          <table:table-cell table:style-name="ce72" office:value-type="float" office:value="669" calcext:value-type="float">
            <text:p><text:s text:c="3"/>669</text:p>
          </table:table-cell>
          <table:table-cell table:style-name="ce72" office:value-type="float" office:value="336" calcext:value-type="float">
            <text:p><text:s text:c="3"/>336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2114" calcext:value-type="float">
            <text:p><text:s text:c="3"/>2,114</text:p>
          </table:table-cell>
          <table:table-cell table:style-name="ce73" office:value-type="float" office:value="1795" calcext:value-type="float">
            <text:p><text:s text:c="3"/>1,795</text:p>
          </table:table-cell>
          <table:table-cell table:style-name="ce73" office:value-type="float" office:value="415" calcext:value-type="float">
            <text:p><text:s text:c="3"/>415</text:p>
          </table:table-cell>
          <table:table-cell table:style-name="ce73" office:value-type="float" office:value="344" calcext:value-type="float">
            <text:p><text:s text:c="3"/>344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新<text:span text:style-name="T1">竹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940" calcext:value-type="float">
            <text:p><text:s text:c="3"/>940</text:p>
          </table:table-cell>
          <table:table-cell table:style-name="ce61" office:value-type="float" office:value="819" calcext:value-type="float">
            <text:p><text:s text:c="3"/>819</text:p>
          </table:table-cell>
          <table:table-cell table:style-name="ce61" office:value-type="float" office:value="201" calcext:value-type="float">
            <text:p><text:s text:c="3"/>201</text:p>
          </table:table-cell>
          <table:table-cell table:style-name="ce61" office:value-type="float" office:value="205" calcext:value-type="float">
            <text:p><text:s text:c="3"/>205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06" calcext:value-type="float">
            <text:p><text:s text:c="3"/>206</text:p>
          </table:table-cell>
          <table:table-cell table:style-name="ce61" office:value-type="float" office:value="92" calcext:value-type="float">
            <text:p><text:s text:c="3"/>92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174" calcext:value-type="float">
            <text:p><text:s text:c="3"/>1,174</text:p>
          </table:table-cell>
          <table:table-cell table:style-name="ce72" office:value-type="float" office:value="976" calcext:value-type="float">
            <text:p><text:s text:c="3"/>976</text:p>
          </table:table-cell>
          <table:table-cell table:style-name="ce72" office:value-type="float" office:value="214" calcext:value-type="float">
            <text:p><text:s text:c="3"/>214</text:p>
          </table:table-cell>
          <table:table-cell table:style-name="ce72" office:value-type="float" office:value="139" calcext:value-type="float">
            <text:p><text:s text:c="3"/>139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627" calcext:value-type="float">
            <text:p><text:s text:c="3"/>1,627</text:p>
          </table:table-cell>
          <table:table-cell table:style-name="ce73" office:value-type="float" office:value="1607" calcext:value-type="float">
            <text:p><text:s text:c="3"/>1,607</text:p>
          </table:table-cell>
          <table:table-cell table:style-name="ce73" office:value-type="float" office:value="379" calcext:value-type="float">
            <text:p><text:s text:c="3"/>379</text:p>
          </table:table-cell>
          <table:table-cell table:style-name="ce73" office:value-type="float" office:value="410" calcext:value-type="float">
            <text:p><text:s text:c="3"/>410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苗<text:span text:style-name="T1">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19" calcext:value-type="float">
            <text:p><text:s text:c="3"/>719</text:p>
          </table:table-cell>
          <table:table-cell table:style-name="ce61" office:value-type="float" office:value="738" calcext:value-type="float">
            <text:p><text:s text:c="3"/>738</text:p>
          </table:table-cell>
          <table:table-cell table:style-name="ce61" office:value-type="float" office:value="191" calcext:value-type="float">
            <text:p><text:s text:c="3"/>191</text:p>
          </table:table-cell>
          <table:table-cell table:style-name="ce61" office:value-type="float" office:value="236" calcext:value-type="float">
            <text:p><text:s text:c="3"/>236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42" calcext:value-type="float">
            <text:p><text:s text:c="3"/>242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908" calcext:value-type="float">
            <text:p><text:s text:c="3"/>908</text:p>
          </table:table-cell>
          <table:table-cell table:style-name="ce72" office:value-type="float" office:value="869" calcext:value-type="float">
            <text:p><text:s text:c="3"/>869</text:p>
          </table:table-cell>
          <table:table-cell table:style-name="ce72" office:value-type="float" office:value="188" calcext:value-type="float">
            <text:p><text:s text:c="3"/>188</text:p>
          </table:table-cell>
          <table:table-cell table:style-name="ce72" office:value-type="float" office:value="174" calcext:value-type="float">
            <text:p><text:s text:c="3"/>174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3096" calcext:value-type="float">
            <text:p><text:s text:c="3"/>3,096</text:p>
          </table:table-cell>
          <table:table-cell table:style-name="ce73" office:value-type="float" office:value="3651" calcext:value-type="float">
            <text:p><text:s text:c="3"/>3,651</text:p>
          </table:table-cell>
          <table:table-cell table:style-name="ce73" office:value-type="float" office:value="849" calcext:value-type="float">
            <text:p><text:s text:c="3"/>849</text:p>
          </table:table-cell>
          <table:table-cell table:style-name="ce73" office:value-type="float" office:value="795" calcext:value-type="float">
            <text:p><text:s text:c="3"/>795</text:p>
          </table:table-cell>
          <table:table-cell table:number-columns-repeated="2" table:style-name="ce73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彰<text:span text:style-name="T1">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350" calcext:value-type="float">
            <text:p><text:s text:c="3"/>1,350</text:p>
          </table:table-cell>
          <table:table-cell table:style-name="ce61" office:value-type="float" office:value="1646" calcext:value-type="float">
            <text:p><text:s text:c="3"/>1,646</text:p>
          </table:table-cell>
          <table:table-cell table:style-name="ce61" office:value-type="float" office:value="406" calcext:value-type="float">
            <text:p><text:s text:c="3"/>406</text:p>
          </table:table-cell>
          <table:table-cell table:style-name="ce61" office:value-type="float" office:value="467" calcext:value-type="float">
            <text:p><text:s text:c="3"/>467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25" calcext:value-type="float">
            <text:p><text:s text:c="3"/>525</text:p>
          </table:table-cell>
          <table:table-cell table:style-name="ce61" office:value-type="float" office:value="197" calcext:value-type="float">
            <text:p><text:s text:c="3"/>197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746" calcext:value-type="float">
            <text:p><text:s text:c="3"/>1,746</text:p>
          </table:table-cell>
          <table:table-cell table:style-name="ce72" office:value-type="float" office:value="2005" calcext:value-type="float">
            <text:p><text:s text:c="3"/>2,005</text:p>
          </table:table-cell>
          <table:table-cell table:style-name="ce72" office:value-type="float" office:value="443" calcext:value-type="float">
            <text:p><text:s text:c="3"/>443</text:p>
          </table:table-cell>
          <table:table-cell table:style-name="ce72" office:value-type="float" office:value="328" calcext:value-type="float">
            <text:p><text:s text:c="3"/>328</text:p>
          </table:table-cell>
          <table:table-cell table:number-columns-repeated="2" table:style-name="ce72" office:value-type="float" office:value="5" calcext:value-type="float">
            <text:p><text:s text:c="3"/>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322" calcext:value-type="float">
            <text:p><text:s text:c="3"/>1,322</text:p>
          </table:table-cell>
          <table:table-cell table:style-name="ce73" office:value-type="float" office:value="1494" calcext:value-type="float">
            <text:p><text:s text:c="3"/>1,494</text:p>
          </table:table-cell>
          <table:table-cell table:style-name="ce73" office:value-type="float" office:value="279" calcext:value-type="float">
            <text:p><text:s text:c="3"/>279</text:p>
          </table:table-cell>
          <table:table-cell table:style-name="ce73" office:value-type="float" office:value="374" calcext:value-type="float">
            <text:p><text:s text:c="3"/>374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南<text:span text:style-name="T1">投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571" calcext:value-type="float">
            <text:p><text:s text:c="3"/>571</text:p>
          </table:table-cell>
          <table:table-cell table:style-name="ce61" office:value-type="float" office:value="676" calcext:value-type="float">
            <text:p><text:s text:c="3"/>676</text:p>
          </table:table-cell>
          <table:table-cell table:style-name="ce61" office:value-type="float" office:value="130" calcext:value-type="float">
            <text:p><text:s text:c="3"/>130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751" calcext:value-type="float">
            <text:p><text:s text:c="3"/>751</text:p>
          </table:table-cell>
          <table:table-cell table:style-name="ce72" office:value-type="float" office:value="818" calcext:value-type="float">
            <text:p><text:s text:c="3"/>818</text:p>
          </table:table-cell>
          <table:table-cell table:style-name="ce72" office:value-type="float" office:value="149" calcext:value-type="float">
            <text:p><text:s text:c="3"/>149</text:p>
          </table:table-cell>
          <table:table-cell table:style-name="ce72" office:value-type="float" office:value="152" calcext:value-type="float">
            <text:p><text:s text:c="3"/>152</text:p>
          </table:table-cell>
          <table:table-cell table:number-columns-repeated="2" table:style-name="ce72" office:value-type="float" office:value="3" calcext:value-type="float">
            <text:p><text:s text:c="3"/>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858" calcext:value-type="float">
            <text:p><text:s text:c="3"/>1,858</text:p>
          </table:table-cell>
          <table:table-cell table:style-name="ce73" office:value-type="float" office:value="2067" calcext:value-type="float">
            <text:p><text:s text:c="3"/>2,067</text:p>
          </table:table-cell>
          <table:table-cell table:style-name="ce73" office:value-type="float" office:value="441" calcext:value-type="float">
            <text:p><text:s text:c="3"/>441</text:p>
          </table:table-cell>
          <table:table-cell table:style-name="ce73" office:value-type="float" office:value="588" calcext:value-type="float">
            <text:p><text:s text:c="3"/>588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雲<text:span text:style-name="T1">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810" calcext:value-type="float">
            <text:p><text:s text:c="3"/>810</text:p>
          </table:table-cell>
          <table:table-cell table:style-name="ce61" office:value-type="float" office:value="913" calcext:value-type="float">
            <text:p><text:s text:c="3"/>913</text:p>
          </table:table-cell>
          <table:table-cell table:style-name="ce61" office:value-type="float" office:value="217" calcext:value-type="float">
            <text:p><text:s text:c="3"/>217</text:p>
          </table:table-cell>
          <table:table-cell table:style-name="ce61" office:value-type="float" office:value="347" calcext:value-type="float">
            <text:p><text:s text:c="3"/>347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67" calcext:value-type="float">
            <text:p><text:s text:c="3"/>267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1154" calcext:value-type="float">
            <text:p><text:s text:c="3"/>1,154</text:p>
          </table:table-cell>
          <table:table-cell table:style-name="ce72" office:value-type="float" office:value="224" calcext:value-type="float">
            <text:p><text:s text:c="3"/>224</text:p>
          </table:table-cell>
          <table:table-cell table:style-name="ce72" office:value-type="float" office:value="241" calcext:value-type="float">
            <text:p><text:s text:c="3"/>241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524" calcext:value-type="float">
            <text:p><text:s text:c="3"/>1,524</text:p>
          </table:table-cell>
          <table:table-cell table:style-name="ce73" office:value-type="float" office:value="1877" calcext:value-type="float">
            <text:p><text:s text:c="3"/>1,877</text:p>
          </table:table-cell>
          <table:table-cell table:style-name="ce73" office:value-type="float" office:value="285" calcext:value-type="float">
            <text:p><text:s text:c="3"/>285</text:p>
          </table:table-cell>
          <table:table-cell table:style-name="ce73" office:value-type="float" office:value="421" calcext:value-type="float">
            <text:p><text:s text:c="3"/>421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嘉<text:span text:style-name="T1">義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32" calcext:value-type="float">
            <text:p><text:s text:c="3"/>732</text:p>
          </table:table-cell>
          <table:table-cell table:style-name="ce61" office:value-type="float" office:value="854" calcext:value-type="float">
            <text:p><text:s text:c="3"/>854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258" calcext:value-type="float">
            <text:p><text:s text:c="3"/>258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1023" calcext:value-type="float">
            <text:p><text:s text:c="3"/>1,023</text:p>
          </table:table-cell>
          <table:table-cell table:style-name="ce72" office:value-type="float" office:value="120" calcext:value-type="float">
            <text:p><text:s text:c="3"/>120</text:p>
          </table:table-cell>
          <table:table-cell table:style-name="ce72" office:value-type="float" office:value="163" calcext:value-type="float">
            <text:p><text:s text:c="3"/>163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2487" calcext:value-type="float">
            <text:p><text:s text:c="3"/>2,487</text:p>
          </table:table-cell>
          <table:table-cell table:style-name="ce73" office:value-type="float" office:value="3148" calcext:value-type="float">
            <text:p><text:s text:c="3"/>3,148</text:p>
          </table:table-cell>
          <table:table-cell table:style-name="ce73" office:value-type="float" office:value="421" calcext:value-type="float">
            <text:p><text:s text:c="3"/>421</text:p>
          </table:table-cell>
          <table:table-cell table:style-name="ce73" office:value-type="float" office:value="655" calcext:value-type="float">
            <text:p><text:s text:c="3"/>655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屏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160" calcext:value-type="float">
            <text:p><text:s text:c="3"/>1,160</text:p>
          </table:table-cell>
          <table:table-cell table:style-name="ce61" office:value-type="float" office:value="1465" calcext:value-type="float">
            <text:p><text:s text:c="3"/>1,465</text:p>
          </table:table-cell>
          <table:table-cell table:style-name="ce61" office:value-type="float" office:value="220" calcext:value-type="float">
            <text:p><text:s text:c="3"/>220</text:p>
          </table:table-cell>
          <table:table-cell table:style-name="ce61" office:value-type="float" office:value="417" calcext:value-type="float">
            <text:p><text:s text:c="3"/>417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98" calcext:value-type="float">
            <text:p><text:s text:c="3"/>298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327" calcext:value-type="float">
            <text:p><text:s text:c="3"/>1,327</text:p>
          </table:table-cell>
          <table:table-cell table:style-name="ce72" office:value-type="float" office:value="1683" calcext:value-type="float">
            <text:p><text:s text:c="3"/>1,683</text:p>
          </table:table-cell>
          <table:table-cell table:style-name="ce72" office:value-type="float" office:value="201" calcext:value-type="float">
            <text:p><text:s text:c="3"/>201</text:p>
          </table:table-cell>
          <table:table-cell table:style-name="ce72" office:value-type="float" office:value="238" calcext:value-type="float">
            <text:p><text:s text:c="3"/>238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770" calcext:value-type="float">
            <text:p><text:s text:c="3"/>770</text:p>
          </table:table-cell>
          <table:table-cell table:style-name="ce73" office:value-type="float" office:value="861" calcext:value-type="float">
            <text:p><text:s text:c="3"/>861</text:p>
          </table:table-cell>
          <table:table-cell table:style-name="ce73" office:value-type="float" office:value="120" calcext:value-type="float">
            <text:p><text:s text:c="3"/>120</text:p>
          </table:table-cell>
          <table:table-cell table:style-name="ce73" office:value-type="float" office:value="220" calcext:value-type="float">
            <text:p><text:s text:c="3"/>220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臺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80" calcext:value-type="float">
            <text:p><text:s text:c="3"/>380</text:p>
          </table:table-cell>
          <table:table-cell table:style-name="ce61" office:value-type="float" office:value="426" calcext:value-type="float">
            <text:p><text:s text:c="3"/>426</text:p>
          </table:table-cell>
          <table:table-cell table:style-name="ce61" office:value-type="float" office:value="61" calcext:value-type="float">
            <text:p><text:s text:c="3"/>61</text:p>
          </table:table-cell>
          <table:table-cell table:style-name="ce61" office:value-type="float" office:value="144" calcext:value-type="float">
            <text:p><text:s text:c="3"/>144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91" calcext:value-type="float">
            <text:p><text:s text:c="3"/>91</text:p>
          </table:table-cell>
          <table:table-cell table:style-name="ce61" office:value-type="float" office:value="44" calcext:value-type="float">
            <text:p><text:s text:c="3"/>44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390" calcext:value-type="float">
            <text:p><text:s text:c="3"/>390</text:p>
          </table:table-cell>
          <table:table-cell table:style-name="ce72" office:value-type="float" office:value="435" calcext:value-type="float">
            <text:p><text:s text:c="3"/>435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76" calcext:value-type="float">
            <text:p><text:s text:c="3"/>76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547" calcext:value-type="float">
            <text:p><text:s text:c="3"/>1,547</text:p>
          </table:table-cell>
          <table:table-cell table:style-name="ce73" office:value-type="float" office:value="1739" calcext:value-type="float">
            <text:p><text:s text:c="3"/>1,739</text:p>
          </table:table-cell>
          <table:table-cell table:style-name="ce73" office:value-type="float" office:value="211" calcext:value-type="float">
            <text:p><text:s text:c="3"/>211</text:p>
          </table:table-cell>
          <table:table-cell table:style-name="ce73" office:value-type="float" office:value="247" calcext:value-type="float">
            <text:p><text:s text:c="3"/>247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花<text:span text:style-name="T1">蓮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01" calcext:value-type="float">
            <text:p><text:s text:c="3"/>701</text:p>
          </table:table-cell>
          <table:table-cell table:style-name="ce61" office:value-type="float" office:value="793" calcext:value-type="float">
            <text:p><text:s text:c="3"/>793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163" calcext:value-type="float">
            <text:p><text:s text:c="3"/>163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30" calcext:value-type="float">
            <text:p><text:s text:c="3"/>130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846" calcext:value-type="float">
            <text:p><text:s text:c="3"/>846</text:p>
          </table:table-cell>
          <table:table-cell table:style-name="ce72" office:value-type="float" office:value="946" calcext:value-type="float">
            <text:p><text:s text:c="3"/>946</text:p>
          </table:table-cell>
          <table:table-cell table:style-name="ce72" office:value-type="float" office:value="89" calcext:value-type="float">
            <text:p><text:s text:c="3"/>89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318" calcext:value-type="float">
            <text:p><text:s text:c="3"/>318</text:p>
          </table:table-cell>
          <table:table-cell table:style-name="ce73" office:value-type="float" office:value="396" calcext:value-type="float">
            <text:p><text:s text:c="3"/>396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73" office:value-type="float" office:value="87" calcext:value-type="float">
            <text:p><text:s text:c="3"/>87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澎<text:span text:style-name="T1">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61" office:value-type="float" office:value="177" calcext:value-type="float">
            <text:p><text:s text:c="3"/>177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34" calcext:value-type="float">
            <text:p><text:s text:c="3"/>34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58" calcext:value-type="float">
            <text:p><text:s text:c="3"/>158</text:p>
          </table:table-cell>
          <table:table-cell table:style-name="ce72" office:value-type="float" office:value="219" calcext:value-type="float">
            <text:p><text:s text:c="3"/>219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34" calcext:value-type="float">
            <text:p><text:s text:c="3"/>34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517" calcext:value-type="float">
            <text:p><text:s text:c="3"/>1,517</text:p>
          </table:table-cell>
          <table:table-cell table:style-name="ce73" office:value-type="float" office:value="1762" calcext:value-type="float">
            <text:p><text:s text:c="3"/>1,762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73" office:value-type="float" office:value="231" calcext:value-type="float">
            <text:p><text:s text:c="3"/>231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基<text:span text:style-name="T1">隆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85" calcext:value-type="float">
            <text:p><text:s text:c="3"/>685</text:p>
          </table:table-cell>
          <table:table-cell table:style-name="ce61" office:value-type="float" office:value="773" calcext:value-type="float">
            <text:p><text:s text:c="3"/>773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27" calcext:value-type="float">
            <text:p><text:s text:c="3"/>127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832" calcext:value-type="float">
            <text:p><text:s text:c="3"/>832</text:p>
          </table:table-cell>
          <table:table-cell table:style-name="ce72" office:value-type="float" office:value="989" calcext:value-type="float">
            <text:p><text:s text:c="3"/>989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72" office:value-type="float" office:value="89" calcext:value-type="float">
            <text:p><text:s text:c="3"/>89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875" calcext:value-type="float">
            <text:p><text:s text:c="3"/>1,875</text:p>
          </table:table-cell>
          <table:table-cell table:style-name="ce73" office:value-type="float" office:value="1827" calcext:value-type="float">
            <text:p><text:s text:c="3"/>1,827</text:p>
          </table:table-cell>
          <table:table-cell table:style-name="ce73" office:value-type="float" office:value="392" calcext:value-type="float">
            <text:p><text:s text:c="3"/>392</text:p>
          </table:table-cell>
          <table:table-cell table:style-name="ce73" office:value-type="float" office:value="205" calcext:value-type="float">
            <text:p><text:s text:c="3"/>205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新<text:span text:style-name="T1">竹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837" calcext:value-type="float">
            <text:p><text:s text:c="3"/>837</text:p>
          </table:table-cell>
          <table:table-cell table:style-name="ce61" office:value-type="float" office:value="758" calcext:value-type="float">
            <text:p><text:s text:c="3"/>758</text:p>
          </table:table-cell>
          <table:table-cell table:style-name="ce61" office:value-type="float" office:value="225" calcext:value-type="float">
            <text:p><text:s text:c="3"/>225</text:p>
          </table:table-cell>
          <table:table-cell table:style-name="ce61" office:value-type="float" office:value="134" calcext:value-type="float">
            <text:p><text:s text:c="3"/>13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038" calcext:value-type="float">
            <text:p><text:s text:c="3"/>1,038</text:p>
          </table:table-cell>
          <table:table-cell table:style-name="ce72" office:value-type="float" office:value="1069" calcext:value-type="float">
            <text:p><text:s text:c="3"/>1,069</text:p>
          </table:table-cell>
          <table:table-cell table:style-name="ce72" office:value-type="float" office:value="167" calcext:value-type="float">
            <text:p><text:s text:c="3"/>167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1126" calcext:value-type="float">
            <text:p><text:s text:c="3"/>1,126</text:p>
          </table:table-cell>
          <table:table-cell table:style-name="ce73" office:value-type="float" office:value="1096" calcext:value-type="float">
            <text:p><text:s text:c="3"/>1,096</text:p>
          </table:table-cell>
          <table:table-cell table:style-name="ce73" office:value-type="float" office:value="136" calcext:value-type="float">
            <text:p><text:s text:c="3"/>136</text:p>
          </table:table-cell>
          <table:table-cell table:style-name="ce73" office:value-type="float" office:value="129" calcext:value-type="float">
            <text:p><text:s text:c="3"/>129</text:p>
          </table:table-cell>
          <table:table-cell table:number-columns-repeated="2" table:style-name="ce73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嘉<text:span text:style-name="T1">義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500" calcext:value-type="float">
            <text:p><text:s text:c="3"/>500</text:p>
          </table:table-cell>
          <table:table-cell table:style-name="ce61" office:value-type="float" office:value="477" calcext:value-type="float">
            <text:p><text:s text:c="3"/>477</text:p>
          </table:table-cell>
          <table:table-cell table:style-name="ce61" office:value-type="float" office:value="74" calcext:value-type="float">
            <text:p><text:s text:c="3"/>74</text:p>
          </table:table-cell>
          <table:table-cell table:style-name="ce61" office:value-type="float" office:value="75" calcext:value-type="float">
            <text:p><text:s text:c="3"/>7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83" calcext:value-type="float">
            <text:p><text:s text:c="3"/>83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626" calcext:value-type="float">
            <text:p><text:s text:c="3"/>626</text:p>
          </table:table-cell>
          <table:table-cell table:style-name="ce72" office:value-type="float" office:value="619" calcext:value-type="float">
            <text:p><text:s text:c="3"/>619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843" calcext:value-type="float">
            <text:p><text:s text:c="3"/>843</text:p>
          </table:table-cell>
          <table:table-cell table:style-name="ce52" office:value-type="float" office:value="409" calcext:value-type="float">
            <text:p><text:s text:c="3"/>409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4" office:value-type="string" calcext:value-type="string">
            <text:p>福<text:span text:style-name="T8">建省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393" calcext:value-type="float">
            <text:p><text:s text:c="3"/>393</text:p>
          </table:table-cell>
          <table:table-cell table:style-name="ce44" office:value-type="float" office:value="230" calcext:value-type="float">
            <text:p><text:s text:c="3"/>230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number-columns-repeated="3" table:style-name="ce44" office:value-type="float" office:value="1" calcext:value-type="float">
            <text:p><text:s text:c="3"/>1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450" calcext:value-type="float">
            <text:p><text:s text:c="3"/>450</text:p>
          </table:table-cell>
          <table:table-cell table:style-name="ce45" office:value-type="float" office:value="179" calcext:value-type="float">
            <text:p><text:s text:c="3"/>179</text:p>
          </table:table-cell>
          <table:table-cell table:style-name="ce45" office:value-type="float" office:value="47" calcext:value-type="float">
            <text:p><text:s text:c="3"/>47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number-columns-repeated="3" table:style-name="ce45" office:value-type="float" office:value="0" calcext:value-type="float">
            <text:p>—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777" calcext:value-type="float">
            <text:p><text:s text:c="3"/>777</text:p>
          </table:table-cell>
          <table:table-cell table:style-name="ce73" office:value-type="float" office:value="356" calcext:value-type="float">
            <text:p><text:s text:c="3"/>356</text:p>
          </table:table-cell>
          <table:table-cell table:style-name="ce73" office:value-type="float" office:value="76" calcext:value-type="float">
            <text:p><text:s text:c="3"/>76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number-columns-repeated="2" table:style-name="ce73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金<text:span text:style-name="T1">門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49" calcext:value-type="float">
            <text:p><text:s text:c="3"/>349</text:p>
          </table:table-cell>
          <table:table-cell table:style-name="ce61" office:value-type="float" office:value="196" calcext:value-type="float">
            <text:p><text:s text:c="3"/>196</text:p>
          </table:table-cell>
          <table:table-cell table:style-name="ce61" office:value-type="float" office:value="37" calcext:value-type="float">
            <text:p><text:s text:c="3"/>37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number-columns-repeated="3" table:style-name="ce61" office:value-type="float" office:value="1" calcext:value-type="float">
            <text:p><text:s text:c="3"/>1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428" calcext:value-type="float">
            <text:p><text:s text:c="3"/>428</text:p>
          </table:table-cell>
          <table:table-cell table:style-name="ce72" office:value-type="float" office:value="160" calcext:value-type="float">
            <text:p><text:s text:c="3"/>160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7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5" office:value-type="string" office:string-value="計" calcext:value-type="string">
            <text:p><text:s/>計 </text:p>
          </table:table-cell>
          <table:table-cell table:style-name="ce73" office:value-type="float" office:value="66" calcext:value-type="float">
            <text:p><text:s text:c="3"/>66</text:p>
          </table:table-cell>
          <table:table-cell table:style-name="ce73" office:value-type="float" office:value="53" calcext:value-type="float">
            <text:p><text:s text:c="3"/>53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73" office:value-type="float" office:value="7" calcext:value-type="float">
            <text:p><text:s text:c="3"/>7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連<text:span text:style-name="T1">江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44" calcext:value-type="float">
            <text:p><text:s text:c="3"/>44</text:p>
          </table:table-cell>
          <table:table-cell table:style-name="ce61" office:value-type="float" office:value="34" calcext:value-type="float">
            <text:p><text:s text:c="3"/>34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6" calcext:value-type="float">
            <text:p><text:s text:c="3"/>6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72" table:number-columns-repeated="2"/>
          <table:table-cell table:style-name="ce95" table:number-columns-repeated="19"/>
          <table:table-cell table:number-columns-repeated="994"/>
        </table:table-row>
        <table:table-row table:style-name="ro3">
          <table:table-cell table:style-name="ce27" office:value-type="string" calcext:value-type="string">
            <text:p>說明：100年4月份結婚對數，臺北市由原1,227對更正為1,234對，</text:p>
          </table:table-cell>
          <table:table-cell table:style-name="ce38"/>
          <table:table-cell table:style-name="ce122" table:number-columns-repeated="4"/>
          <table:table-cell table:style-name="ce64"/>
          <table:table-cell table:style-name="ce125" office:value-type="string" calcext:value-type="string">
            <text:p>內政部戶政司 民國100年<text:span text:style-name="T1">7月15日修正</text:span></text:p>
          </table:table-cell>
          <table:table-cell table:style-name="ce126" table:number-columns-repeated="3"/>
          <table:table-cell table:style-name="ce98" table:number-columns-repeated="1013"/>
        </table:table-row>
        <table:table-row table:style-name="ro5">
          <table:table-cell table:style-name="ce27" office:value-type="string" calcext:value-type="string">
            <text:p><text:s text:c="11"/>全國總計更正為9,780對。</text:p>
          </table:table-cell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11">
          <table:table-cell table:style-name="ce113"/>
          <table:table-cell table:number-columns-repeated="3"/>
          <table:table-cell table:style-name="ce63" table:number-columns-repeated="5"/>
          <table:table-cell table:style-name="ce129" table:number-columns-repeated="2"/>
          <table:table-cell table:number-columns-repeated="1013"/>
        </table:table-row>
        <table:table-row table:style-name="ro7">
          <table:table-cell table:style-name="ce113"/>
          <table:table-cell table:number-columns-repeated="1023"/>
        </table:table-row>
        <table:table-row table:style-name="ro7">
          <table:table-cell table:style-name="ce114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15T14:08:41</meta:creation-date>
    <dc:creator>user</dc:creator>
    <dc:date>2011-07-15T16:11:49</dc:date>
    <meta:document-statistic meta:table-count="2" meta:cell-count="1524" meta:object-count="0"/>
    <meta:generator>LibreOffice/5.0.5.2$Windows_x86 LibreOffice_project/55b006a02d247b5f7215fc6ea0fde844b30035b3</meta:generator>
  </office:meta>
</office:document-meta>
</file>